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 New Roman1" svg:font-family="'Times New Roman'"/>
    <style:font-face style:name="Courier New1" svg:font-family="'Courier New'" style:font-family-generic="modern"/>
    <style:font-face style:name="Liberation Sans1" svg:font-family="'Liberation Sans'" style:font-family-generic="swiss"/>
    <style:font-face style:name="Courier New" svg:font-family="'Courier New'"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0.8569in" style:rel-column-width="9362*"/>
    </style:style>
    <style:style style:name="Table1.B" style:family="table-column">
      <style:table-column-properties style:column-width="0.7688in" style:rel-column-width="8398*"/>
    </style:style>
    <style:style style:name="Table1.C" style:family="table-column">
      <style:table-column-properties style:column-width="0.75in" style:rel-column-width="8193*"/>
    </style:style>
    <style:style style:name="Table1.D" style:family="table-column">
      <style:table-column-properties style:column-width="0.8438in" style:rel-column-width="9217*"/>
    </style:style>
    <style:style style:name="Table1.E" style:family="table-column">
      <style:table-column-properties style:column-width="0.9583in" style:rel-column-width="10469*"/>
    </style:style>
    <style:style style:name="Table1.F" style:family="table-column">
      <style:table-column-properties style:column-width="0.9639in" style:rel-column-width="10530*"/>
    </style:style>
    <style:style style:name="Table1.G" style:family="table-column">
      <style:table-column-properties style:column-width="0.8576in" style:rel-column-width="9366*"/>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style>
    <style:style style:name="Table2.A" style:family="table-column">
      <style:table-column-properties style:column-width="0.8757in" style:rel-column-width="9564*"/>
    </style:style>
    <style:style style:name="Table2.B" style:family="table-column">
      <style:table-column-properties style:column-width="0.5833in" style:rel-column-width="6371*"/>
    </style:style>
    <style:style style:name="Table2.C" style:family="table-column">
      <style:table-column-properties style:column-width="0.5208in" style:rel-column-width="5688*"/>
    </style:style>
    <style:style style:name="Table2.D" style:family="table-column">
      <style:table-column-properties style:column-width="0.5729in" style:rel-column-width="6257*"/>
    </style:style>
    <style:style style:name="Table2.E" style:family="table-column">
      <style:table-column-properties style:column-width="3.4472in" style:rel-column-width="37655*"/>
    </style:style>
    <style:style style:name="Table2.A1.1" style:family="table-column">
      <style:table-column-properties style:column-width="0.8757in" style:rel-column-width="9563*"/>
    </style:style>
    <style:style style:name="Table2.A1.2" style:family="table-column">
      <style:table-column-properties style:column-width="0.5833in" style:rel-column-width="6370*"/>
    </style:style>
    <style:style style:name="Table2.A1.4" style:family="table-column">
      <style:table-column-properties style:column-width="0.5729in" style:rel-column-width="6259*"/>
    </style:style>
    <style:style style:name="Table2.A1.1.1" style:family="table-cell">
      <style:table-cell-properties fo:padding="0.0382in" fo:border-left="0.05pt solid #000000" fo:border-right="none" fo:border-top="0.05pt solid #000000" fo:border-bottom="0.05pt solid #000000"/>
    </style:style>
    <style:style style:name="Table2.A1.1.2" style:family="table-cell">
      <style:table-cell-properties fo:padding="0.0382in" fo:border-left="0.05pt solid #000000" fo:border-right="none" fo:border-top="none" fo:border-bottom="0.05pt solid #000000"/>
    </style:style>
    <style:style style:name="Table2.E1" style:family="table-cell">
      <style:table-cell-properties style:vertical-align="middle" fo:padding="0.0382in" fo:border="0.05pt solid #000000"/>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style>
    <style:style style:name="Table3.A" style:family="table-column">
      <style:table-column-properties style:column-width="0.8757in" style:rel-column-width="9564*"/>
    </style:style>
    <style:style style:name="Table3.B" style:family="table-column">
      <style:table-column-properties style:column-width="0.5833in" style:rel-column-width="6371*"/>
    </style:style>
    <style:style style:name="Table3.C" style:family="table-column">
      <style:table-column-properties style:column-width="1.0938in" style:rel-column-width="11945*"/>
    </style:style>
    <style:style style:name="Table3.D" style:family="table-column">
      <style:table-column-properties style:column-width="3.4472in" style:rel-column-width="37655*"/>
    </style:style>
    <style:style style:name="Table3.A1.1" style:family="table-column">
      <style:table-column-properties style:column-width="0.8757in" style:rel-column-width="9563*"/>
    </style:style>
    <style:style style:name="Table3.A1.2" style:family="table-column">
      <style:table-column-properties style:column-width="0.5833in" style:rel-column-width="6370*"/>
    </style:style>
    <style:style style:name="Table3.A1.3" style:family="table-column">
      <style:table-column-properties style:column-width="0.5208in" style:rel-column-width="5688*"/>
    </style:style>
    <style:style style:name="Table3.A1.4" style:family="table-column">
      <style:table-column-properties style:column-width="0.5729in" style:rel-column-width="6259*"/>
    </style:style>
    <style:style style:name="Table3.A1.1.1" style:family="table-cell">
      <style:table-cell-properties fo:padding="0.0382in" fo:border-left="0.05pt solid #000000" fo:border-right="none" fo:border-top="0.05pt solid #000000" fo:border-bottom="0.05pt solid #000000"/>
    </style:style>
    <style:style style:name="Table3.A1.1.2" style:family="table-cell">
      <style:table-cell-properties fo:padding="0.0382in" fo:border-left="0.05pt solid #000000" fo:border-right="none" fo:border-top="none" fo:border-bottom="0.05pt solid #000000"/>
    </style:style>
    <style:style style:name="Table3.D1" style:family="table-cell">
      <style:table-cell-properties style:vertical-align="middle" fo:padding="0.0382in" fo:border="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in" table:align="margins"/>
    </style:style>
    <style:style style:name="Table4.A" style:family="table-column">
      <style:table-column-properties style:column-width="1.5944in" style:rel-column-width="17415*"/>
    </style:style>
    <style:style style:name="Table4.B" style:family="table-column">
      <style:table-column-properties style:column-width="0.6924in" style:rel-column-width="7566*"/>
    </style:style>
    <style:style style:name="Table4.D" style:family="table-column">
      <style:table-column-properties style:column-width="3.0201in" style:rel-column-width="32988*"/>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style>
    <style:style style:name="Table5.A" style:family="table-column">
      <style:table-column-properties style:column-width="1.5944in" style:rel-column-width="17415*"/>
    </style:style>
    <style:style style:name="Table5.B" style:family="table-column">
      <style:table-column-properties style:column-width="0.6819in" style:rel-column-width="7452*"/>
    </style:style>
    <style:style style:name="Table5.D" style:family="table-column">
      <style:table-column-properties style:column-width="3.041in" style:rel-column-width="3321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0" style:family="table">
      <style:table-properties style:width="6in" table:align="margins"/>
    </style:style>
    <style:style style:name="Table10.A" style:family="table-column">
      <style:table-column-properties style:column-width="0.8757in" style:rel-column-width="9564*"/>
    </style:style>
    <style:style style:name="Table10.B" style:family="table-column">
      <style:table-column-properties style:column-width="0.5833in" style:rel-column-width="6371*"/>
    </style:style>
    <style:style style:name="Table10.C" style:family="table-column">
      <style:table-column-properties style:column-width="1.0938in" style:rel-column-width="11945*"/>
    </style:style>
    <style:style style:name="Table10.D" style:family="table-column">
      <style:table-column-properties style:column-width="3.4472in" style:rel-column-width="37655*"/>
    </style:style>
    <style:style style:name="Table10.A1.1" style:family="table-column">
      <style:table-column-properties style:column-width="0.8757in" style:rel-column-width="9563*"/>
    </style:style>
    <style:style style:name="Table10.A1.2" style:family="table-column">
      <style:table-column-properties style:column-width="0.5833in" style:rel-column-width="6370*"/>
    </style:style>
    <style:style style:name="Table10.A1.3" style:family="table-column">
      <style:table-column-properties style:column-width="0.5208in" style:rel-column-width="5688*"/>
    </style:style>
    <style:style style:name="Table10.A1.4" style:family="table-column">
      <style:table-column-properties style:column-width="0.5729in" style:rel-column-width="6259*"/>
    </style:style>
    <style:style style:name="Table10.A1.1.1" style:family="table-cell">
      <style:table-cell-properties fo:padding="0.0382in" fo:border-left="0.05pt solid #000000" fo:border-right="none" fo:border-top="0.05pt solid #000000" fo:border-bottom="0.05pt solid #000000"/>
    </style:style>
    <style:style style:name="Table10.A1.1.2" style:family="table-cell">
      <style:table-cell-properties fo:padding="0.0382in" fo:border-left="0.05pt solid #000000" fo:border-right="none" fo:border-top="none" fo:border-bottom="0.05pt solid #000000"/>
    </style:style>
    <style:style style:name="Table10.D1" style:family="table-cell">
      <style:table-cell-properties style:vertical-align="middle" fo:padding="0.0382in" fo:border="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in" table:align="margins"/>
    </style:style>
    <style:style style:name="Table11.A" style:family="table-column">
      <style:table-column-properties style:column-width="0.8757in" style:rel-column-width="9564*"/>
    </style:style>
    <style:style style:name="Table11.B" style:family="table-column">
      <style:table-column-properties style:column-width="0.5833in" style:rel-column-width="6371*"/>
    </style:style>
    <style:style style:name="Table11.C" style:family="table-column">
      <style:table-column-properties style:column-width="0.5208in" style:rel-column-width="5688*"/>
    </style:style>
    <style:style style:name="Table11.D" style:family="table-column">
      <style:table-column-properties style:column-width="0.5729in" style:rel-column-width="6257*"/>
    </style:style>
    <style:style style:name="Table11.E" style:family="table-column">
      <style:table-column-properties style:column-width="3.4472in" style:rel-column-width="37655*"/>
    </style:style>
    <style:style style:name="Table11.A1.1" style:family="table-column">
      <style:table-column-properties style:column-width="0.8757in" style:rel-column-width="9563*"/>
    </style:style>
    <style:style style:name="Table11.A1.2" style:family="table-column">
      <style:table-column-properties style:column-width="0.5833in" style:rel-column-width="6370*"/>
    </style:style>
    <style:style style:name="Table11.A1.4" style:family="table-column">
      <style:table-column-properties style:column-width="0.5729in" style:rel-column-width="6259*"/>
    </style:style>
    <style:style style:name="Table11.A1.1.1" style:family="table-cell">
      <style:table-cell-properties fo:padding="0.0382in" fo:border-left="0.05pt solid #000000" fo:border-right="none" fo:border-top="0.05pt solid #000000" fo:border-bottom="0.05pt solid #000000"/>
    </style:style>
    <style:style style:name="Table11.A1.1.2" style:family="table-cell">
      <style:table-cell-properties fo:padding="0.0382in" fo:border-left="0.05pt solid #000000" fo:border-right="none" fo:border-top="none" fo:border-bottom="0.05pt solid #000000"/>
    </style:style>
    <style:style style:name="Table11.E1" style:family="table-cell">
      <style:table-cell-properties style:vertical-align="middle" fo:padding="0.0382in" fo:border="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in" table:align="margins"/>
    </style:style>
    <style:style style:name="Table12.A" style:family="table-column">
      <style:table-column-properties style:column-width="0.8757in" style:rel-column-width="9564*"/>
    </style:style>
    <style:style style:name="Table12.B" style:family="table-column">
      <style:table-column-properties style:column-width="0.5833in" style:rel-column-width="6371*"/>
    </style:style>
    <style:style style:name="Table12.C" style:family="table-column">
      <style:table-column-properties style:column-width="0.5208in" style:rel-column-width="5688*"/>
    </style:style>
    <style:style style:name="Table12.D" style:family="table-column">
      <style:table-column-properties style:column-width="0.5729in" style:rel-column-width="6257*"/>
    </style:style>
    <style:style style:name="Table12.E" style:family="table-column">
      <style:table-column-properties style:column-width="3.4472in" style:rel-column-width="37655*"/>
    </style:style>
    <style:style style:name="Table12.A1.1" style:family="table-column">
      <style:table-column-properties style:column-width="0.8757in" style:rel-column-width="9563*"/>
    </style:style>
    <style:style style:name="Table12.A1.2" style:family="table-column">
      <style:table-column-properties style:column-width="0.5833in" style:rel-column-width="6370*"/>
    </style:style>
    <style:style style:name="Table12.A1.4" style:family="table-column">
      <style:table-column-properties style:column-width="0.5729in" style:rel-column-width="6259*"/>
    </style:style>
    <style:style style:name="Table12.A1.1.1" style:family="table-cell">
      <style:table-cell-properties fo:padding="0.0382in" fo:border-left="0.05pt solid #000000" fo:border-right="none" fo:border-top="0.05pt solid #000000" fo:border-bottom="0.05pt solid #000000"/>
    </style:style>
    <style:style style:name="Table12.A1.1.2" style:family="table-cell">
      <style:table-cell-properties fo:padding="0.0382in" fo:border-left="0.05pt solid #000000" fo:border-right="none" fo:border-top="none" fo:border-bottom="0.05pt solid #000000"/>
    </style:style>
    <style:style style:name="Table12.E1" style:family="table-cell">
      <style:table-cell-properties style:vertical-align="middle" fo:padding="0.0382in" fo:border="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E4" style:family="table-cell">
      <style:table-cell-properties fo:padding="0.0382in" fo:border-left="0.05pt solid #000000" fo:border-right="0.05pt solid #000000" fo:border-top="none" fo:border-bottom="0.05pt solid #000000"/>
    </style:style>
    <style:style style:name="Table13" style:family="table">
      <style:table-properties style:width="6in" table:align="margins"/>
    </style:style>
    <style:style style:name="Table13.A" style:family="table-column">
      <style:table-column-properties style:column-width="0.8757in" style:rel-column-width="9564*"/>
    </style:style>
    <style:style style:name="Table13.B" style:family="table-column">
      <style:table-column-properties style:column-width="0.5833in" style:rel-column-width="6371*"/>
    </style:style>
    <style:style style:name="Table13.C" style:family="table-column">
      <style:table-column-properties style:column-width="0.5208in" style:rel-column-width="5688*"/>
    </style:style>
    <style:style style:name="Table13.D" style:family="table-column">
      <style:table-column-properties style:column-width="0.5729in" style:rel-column-width="6257*"/>
    </style:style>
    <style:style style:name="Table13.E" style:family="table-column">
      <style:table-column-properties style:column-width="3.4472in" style:rel-column-width="37655*"/>
    </style:style>
    <style:style style:name="Table13.A1.1" style:family="table-column">
      <style:table-column-properties style:column-width="0.8757in" style:rel-column-width="9563*"/>
    </style:style>
    <style:style style:name="Table13.A1.2" style:family="table-column">
      <style:table-column-properties style:column-width="0.5833in" style:rel-column-width="6370*"/>
    </style:style>
    <style:style style:name="Table13.A1.4" style:family="table-column">
      <style:table-column-properties style:column-width="0.5729in" style:rel-column-width="6259*"/>
    </style:style>
    <style:style style:name="Table13.A1.1.1" style:family="table-cell">
      <style:table-cell-properties fo:padding="0.0382in" fo:border-left="0.05pt solid #000000" fo:border-right="none" fo:border-top="0.05pt solid #000000" fo:border-bottom="0.05pt solid #000000"/>
    </style:style>
    <style:style style:name="Table13.A1.1.2" style:family="table-cell">
      <style:table-cell-properties fo:padding="0.0382in" fo:border-left="0.05pt solid #000000" fo:border-right="none" fo:border-top="none" fo:border-bottom="0.05pt solid #000000"/>
    </style:style>
    <style:style style:name="Table13.E1" style:family="table-cell">
      <style:table-cell-properties style:vertical-align="middle" fo:padding="0.0382in" fo:border="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8" style:family="table">
      <style:table-properties style:width="6in" table:align="margins"/>
    </style:style>
    <style:style style:name="Table18.A" style:family="table-column">
      <style:table-column-properties style:column-width="1.709in" style:rel-column-width="18666*"/>
    </style:style>
    <style:style style:name="Table18.B" style:family="table-column">
      <style:table-column-properties style:column-width="2.291in" style:rel-column-width="25023*"/>
    </style:style>
    <style:style style:name="Table18.C" style:family="table-column">
      <style:table-column-properties style:column-width="2in" style:rel-column-width="21846*"/>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C3"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in" table:align="margins"/>
    </style:style>
    <style:style style:name="Table8.A" style:family="table-column">
      <style:table-column-properties style:column-width="1.5in" style:rel-column-width="16383*"/>
    </style:style>
    <style:style style:name="Table8.C" style:family="table-column">
      <style:table-column-properties style:column-width="3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style>
    <style:style style:name="Table7.A" style:family="table-column">
      <style:table-column-properties style:column-width="1.866in" style:rel-column-width="20379*"/>
    </style:style>
    <style:style style:name="Table7.B" style:family="table-column">
      <style:table-column-properties style:column-width="0.3875in" style:rel-column-width="4229*"/>
    </style:style>
    <style:style style:name="Table7.C" style:family="table-column">
      <style:table-column-properties style:column-width="0.5931in" style:rel-column-width="6476*"/>
    </style:style>
    <style:style style:name="Table7.D" style:family="table-column">
      <style:table-column-properties style:column-width="0.3653in" style:rel-column-width="3986*"/>
    </style:style>
    <style:style style:name="Table7.E" style:family="table-column">
      <style:table-column-properties style:column-width="0.5319in" style:rel-column-width="5808*"/>
    </style:style>
    <style:style style:name="Table7.F" style:family="table-column">
      <style:table-column-properties style:column-width="0.4063in" style:rel-column-width="4441*"/>
    </style:style>
    <style:style style:name="Table7.G" style:family="table-column">
      <style:table-column-properties style:column-width="0.6257in" style:rel-column-width="6833*"/>
    </style:style>
    <style:style style:name="Table7.H" style:family="table-column">
      <style:table-column-properties style:column-width="0.5229in" style:rel-column-width="5709*"/>
    </style:style>
    <style:style style:name="Table7.I" style:family="table-column">
      <style:table-column-properties style:column-width="0.7028in" style:rel-column-width="7674*"/>
    </style:style>
    <style:style style:name="Table7.A1" style:family="table-cell">
      <style:table-cell-properties fo:padding="0.0382in" fo:border-left="0.05pt solid #000000" fo:border-right="none" fo:border-top="0.05pt solid #000000" fo:border-bottom="0.05pt solid #000000"/>
    </style:style>
    <style:style style:name="Table7.I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14" style:family="table">
      <style:table-properties style:width="5.9792in" fo:margin-left="0.0104in" fo:margin-right="0.0104in" table:align="margins"/>
    </style:style>
    <style:style style:name="Table14.A" style:family="table-column">
      <style:table-column-properties style:column-width="0.666in" style:rel-column-width="7301*"/>
    </style:style>
    <style:style style:name="Table14.B" style:family="table-column">
      <style:table-column-properties style:column-width="5.3132in" style:rel-column-width="58234*"/>
    </style:style>
    <style:style style:name="Table14.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middle" fo:padding-left="0.075in" fo:padding-right="0.075in" fo:padding-top="0in" fo:padding-bottom="0in" fo:border="0.05pt solid #000000"/>
    </style:style>
    <style:style style:name="Table14.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4.B2.1" style:family="table-column">
      <style:table-column-properties style:column-width="0.8139in" style:rel-column-width="8922*"/>
    </style:style>
    <style:style style:name="Table14.B2.2" style:family="table-column">
      <style:table-column-properties style:column-width="4.4993in" style:rel-column-width="49312*"/>
    </style:style>
    <style:style style:name="Table14.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6in" table:align="margins"/>
    </style:style>
    <style:style style:name="Table15.A" style:family="table-column">
      <style:table-column-properties style:column-width="0.8757in" style:rel-column-width="9564*"/>
    </style:style>
    <style:style style:name="Table15.B" style:family="table-column">
      <style:table-column-properties style:column-width="0.5833in" style:rel-column-width="6371*"/>
    </style:style>
    <style:style style:name="Table15.C" style:family="table-column">
      <style:table-column-properties style:column-width="0.5208in" style:rel-column-width="5688*"/>
    </style:style>
    <style:style style:name="Table15.D" style:family="table-column">
      <style:table-column-properties style:column-width="0.5729in" style:rel-column-width="6257*"/>
    </style:style>
    <style:style style:name="Table15.E" style:family="table-column">
      <style:table-column-properties style:column-width="3.4472in" style:rel-column-width="37655*"/>
    </style:style>
    <style:style style:name="Table15.A1.1" style:family="table-column">
      <style:table-column-properties style:column-width="0.8757in" style:rel-column-width="9563*"/>
    </style:style>
    <style:style style:name="Table15.A1.2" style:family="table-column">
      <style:table-column-properties style:column-width="0.5833in" style:rel-column-width="6370*"/>
    </style:style>
    <style:style style:name="Table15.A1.4" style:family="table-column">
      <style:table-column-properties style:column-width="0.5729in" style:rel-column-width="6259*"/>
    </style:style>
    <style:style style:name="Table15.A1.1.1" style:family="table-cell">
      <style:table-cell-properties fo:padding="0.0382in" fo:border-left="0.05pt solid #000000" fo:border-right="none" fo:border-top="0.05pt solid #000000" fo:border-bottom="0.05pt solid #000000"/>
    </style:style>
    <style:style style:name="Table15.A1.1.2" style:family="table-cell">
      <style:table-cell-properties fo:padding="0.0382in" fo:border-left="0.05pt solid #000000" fo:border-right="none" fo:border-top="none" fo:border-bottom="0.05pt solid #000000"/>
    </style:style>
    <style:style style:name="Table15.E1" style:family="table-cell">
      <style:table-cell-properties style:vertical-align="middle" fo:padding="0.0382in" fo:border="0.05pt solid #000000"/>
    </style:style>
    <style:style style:name="Table15.E2" style:family="table-cell">
      <style:table-cell-properties fo:padding="0.0382in" fo:border-left="0.05pt solid #000000" fo:border-right="0.05pt solid #000000"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5.9896in" fo:margin-left="0.0104in" fo:margin-right="0in" table:align="margins"/>
    </style:style>
    <style:style style:name="Table16.A" style:family="table-column">
      <style:table-column-properties style:column-width="0.6653in" style:rel-column-width="7280*"/>
    </style:style>
    <style:style style:name="Table16.B" style:family="table-column">
      <style:table-column-properties style:column-width="1.0736in" style:rel-column-width="11749*"/>
    </style:style>
    <style:style style:name="Table16.C" style:family="table-column">
      <style:table-column-properties style:column-width="4.2507in" style:rel-column-width="46506*"/>
    </style:style>
    <style:style style:name="Table16.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middle" fo:background-color="transparent" fo:padding-left="0.075in" fo:padding-right="0.075in" fo:padding-top="0in" fo:padding-bottom="0in" fo:border="0.05pt solid #000000">
        <style:background-image/>
      </style:table-cell-properties>
    </style:style>
    <style:style style:name="Table16.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6.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C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7" style:family="table">
      <style:table-properties style:width="6in" table:align="margins"/>
    </style:style>
    <style:style style:name="Table17.A" style:family="table-column">
      <style:table-column-properties style:column-width="0.8757in" style:rel-column-width="9564*"/>
    </style:style>
    <style:style style:name="Table17.B" style:family="table-column">
      <style:table-column-properties style:column-width="0.5833in" style:rel-column-width="6371*"/>
    </style:style>
    <style:style style:name="Table17.C" style:family="table-column">
      <style:table-column-properties style:column-width="0.5208in" style:rel-column-width="5688*"/>
    </style:style>
    <style:style style:name="Table17.D" style:family="table-column">
      <style:table-column-properties style:column-width="0.5729in" style:rel-column-width="6257*"/>
    </style:style>
    <style:style style:name="Table17.E" style:family="table-column">
      <style:table-column-properties style:column-width="3.4472in" style:rel-column-width="37655*"/>
    </style:style>
    <style:style style:name="Table17.A1.1" style:family="table-column">
      <style:table-column-properties style:column-width="0.8757in" style:rel-column-width="9563*"/>
    </style:style>
    <style:style style:name="Table17.A1.2" style:family="table-column">
      <style:table-column-properties style:column-width="0.5833in" style:rel-column-width="6370*"/>
    </style:style>
    <style:style style:name="Table17.A1.4" style:family="table-column">
      <style:table-column-properties style:column-width="0.5729in" style:rel-column-width="6259*"/>
    </style:style>
    <style:style style:name="Table17.A1.1.1" style:family="table-cell">
      <style:table-cell-properties fo:padding="0.0382in" fo:border-left="0.05pt solid #000000" fo:border-right="none" fo:border-top="0.05pt solid #000000" fo:border-bottom="0.05pt solid #000000"/>
    </style:style>
    <style:style style:name="Table17.A1.1.2" style:family="table-cell">
      <style:table-cell-properties fo:padding="0.0382in" fo:border-left="0.05pt solid #000000" fo:border-right="none" fo:border-top="none" fo:border-bottom="0.05pt solid #000000"/>
    </style:style>
    <style:style style:name="Table17.E1" style:family="table-cell">
      <style:table-cell-properties style:vertical-align="middle" fo:padding="0.0382in" fo:border="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9" style:family="table">
      <style:table-properties style:width="6in" table:align="margins"/>
    </style:style>
    <style:style style:name="Table19.A" style:family="table-column">
      <style:table-column-properties style:column-width="0.959in" style:rel-column-width="10477*"/>
    </style:style>
    <style:style style:name="Table19.B" style:family="table-column">
      <style:table-column-properties style:column-width="1.2486in" style:rel-column-width="13641*"/>
    </style:style>
    <style:style style:name="Table19.C" style:family="table-column">
      <style:table-column-properties style:column-width="3.7917in" style:rel-column-width="41417*"/>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in" table:align="margins"/>
    </style:style>
    <style:style style:name="Table20.A" style:family="table-column">
      <style:table-column-properties style:column-width="0.8757in" style:rel-column-width="9564*"/>
    </style:style>
    <style:style style:name="Table20.B" style:family="table-column">
      <style:table-column-properties style:column-width="0.5833in" style:rel-column-width="6371*"/>
    </style:style>
    <style:style style:name="Table20.C" style:family="table-column">
      <style:table-column-properties style:column-width="1.0938in" style:rel-column-width="11945*"/>
    </style:style>
    <style:style style:name="Table20.D" style:family="table-column">
      <style:table-column-properties style:column-width="3.4472in" style:rel-column-width="37655*"/>
    </style:style>
    <style:style style:name="Table20.A1.1" style:family="table-column">
      <style:table-column-properties style:column-width="0.8757in" style:rel-column-width="9563*"/>
    </style:style>
    <style:style style:name="Table20.A1.2" style:family="table-column">
      <style:table-column-properties style:column-width="0.5833in" style:rel-column-width="6370*"/>
    </style:style>
    <style:style style:name="Table20.A1.3" style:family="table-column">
      <style:table-column-properties style:column-width="0.5208in" style:rel-column-width="5688*"/>
    </style:style>
    <style:style style:name="Table20.A1.4" style:family="table-column">
      <style:table-column-properties style:column-width="0.5729in" style:rel-column-width="6259*"/>
    </style:style>
    <style:style style:name="Table20.A1.1.1" style:family="table-cell">
      <style:table-cell-properties fo:padding="0.0382in" fo:border-left="0.05pt solid #000000" fo:border-right="none" fo:border-top="0.05pt solid #000000" fo:border-bottom="0.05pt solid #000000"/>
    </style:style>
    <style:style style:name="Table20.A1.1.2" style:family="table-cell">
      <style:table-cell-properties fo:padding="0.0382in" fo:border-left="0.05pt solid #000000" fo:border-right="none" fo:border-top="none" fo:border-bottom="0.05pt solid #000000"/>
    </style:style>
    <style:style style:name="Table20.D1" style:family="table-cell">
      <style:table-cell-properties style:vertical-align="middle" fo:padding="0.0382in" fo:border="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6in" table:align="margins"/>
    </style:style>
    <style:style style:name="Table21.A" style:family="table-column">
      <style:table-column-properties style:column-width="0.8757in" style:rel-column-width="9564*"/>
    </style:style>
    <style:style style:name="Table21.B" style:family="table-column">
      <style:table-column-properties style:column-width="0.5833in" style:rel-column-width="6371*"/>
    </style:style>
    <style:style style:name="Table21.C" style:family="table-column">
      <style:table-column-properties style:column-width="0.5208in" style:rel-column-width="5688*"/>
    </style:style>
    <style:style style:name="Table21.D" style:family="table-column">
      <style:table-column-properties style:column-width="0.5729in" style:rel-column-width="6257*"/>
    </style:style>
    <style:style style:name="Table21.E" style:family="table-column">
      <style:table-column-properties style:column-width="3.4472in" style:rel-column-width="37655*"/>
    </style:style>
    <style:style style:name="Table21.A1.1" style:family="table-column">
      <style:table-column-properties style:column-width="0.8757in" style:rel-column-width="9563*"/>
    </style:style>
    <style:style style:name="Table21.A1.2" style:family="table-column">
      <style:table-column-properties style:column-width="0.5833in" style:rel-column-width="6370*"/>
    </style:style>
    <style:style style:name="Table21.A1.4" style:family="table-column">
      <style:table-column-properties style:column-width="0.5729in" style:rel-column-width="6259*"/>
    </style:style>
    <style:style style:name="Table21.A1.1.1" style:family="table-cell">
      <style:table-cell-properties fo:padding="0.0382in" fo:border-left="0.05pt solid #000000" fo:border-right="none" fo:border-top="0.05pt solid #000000" fo:border-bottom="0.05pt solid #000000"/>
    </style:style>
    <style:style style:name="Table21.A1.1.2" style:family="table-cell">
      <style:table-cell-properties fo:padding="0.0382in" fo:border-left="0.05pt solid #000000" fo:border-right="none" fo:border-top="none" fo:border-bottom="0.05pt solid #000000"/>
    </style:style>
    <style:style style:name="Table21.E1" style:family="table-cell">
      <style:table-cell-properties style:vertical-align="middle" fo:padding="0.0382in" fo:border="0.05pt solid #000000"/>
    </style:style>
    <style:style style:name="Table21.E2" style:family="table-cell">
      <style:table-cell-properties fo:padding="0.0382in" fo:border-left="0.05pt solid #000000" fo:border-right="0.05pt solid #000000" fo:border-top="none" fo:border-bottom="0.05pt solid #000000"/>
    </style:style>
    <style:style style:name="Table21.E3"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0.8757in" style:rel-column-width="9564*"/>
    </style:style>
    <style:style style:name="Table6.B" style:family="table-column">
      <style:table-column-properties style:column-width="0.5833in" style:rel-column-width="6371*"/>
    </style:style>
    <style:style style:name="Table6.C" style:family="table-column">
      <style:table-column-properties style:column-width="1.0938in" style:rel-column-width="11945*"/>
    </style:style>
    <style:style style:name="Table6.D" style:family="table-column">
      <style:table-column-properties style:column-width="3.4472in" style:rel-column-width="37655*"/>
    </style:style>
    <style:style style:name="Table6.A1.1" style:family="table-column">
      <style:table-column-properties style:column-width="0.8757in" style:rel-column-width="9563*"/>
    </style:style>
    <style:style style:name="Table6.A1.2" style:family="table-column">
      <style:table-column-properties style:column-width="0.5833in" style:rel-column-width="6370*"/>
    </style:style>
    <style:style style:name="Table6.A1.3" style:family="table-column">
      <style:table-column-properties style:column-width="0.5208in" style:rel-column-width="5688*"/>
    </style:style>
    <style:style style:name="Table6.A1.4" style:family="table-column">
      <style:table-column-properties style:column-width="0.5729in" style:rel-column-width="6259*"/>
    </style:style>
    <style:style style:name="Table6.A1.1.1" style:family="table-cell">
      <style:table-cell-properties fo:padding="0.0382in" fo:border-left="0.05pt solid #000000" fo:border-right="none" fo:border-top="0.05pt solid #000000" fo:border-bottom="0.05pt solid #000000"/>
    </style:style>
    <style:style style:name="Table6.A1.1.2" style:family="table-cell">
      <style:table-cell-properties fo:padding="0.0382in" fo:border-left="0.05pt solid #000000" fo:border-right="none" fo:border-top="none" fo:border-bottom="0.05pt solid #000000"/>
    </style:style>
    <style:style style:name="Table6.D1" style:family="table-cell">
      <style:table-cell-properties style:vertical-align="middle" fo:padding="0.0382in" fo:border="0.05pt solid #000000"/>
    </style:style>
    <style:style style:name="Table6.D2" style:family="table-cell">
      <style:table-cell-properties fo:padding="0.0382in" fo:border-left="0.05pt solid #000000" fo:border-right="0.05pt solid #000000" fo:border-top="none" fo:border-bottom="0.05pt solid #000000"/>
    </style:style>
    <style:style style:name="Table23" style:family="table">
      <style:table-properties style:width="6in" table:align="margins"/>
    </style:style>
    <style:style style:name="Table23.A" style:family="table-column">
      <style:table-column-properties style:column-width="0.8757in" style:rel-column-width="9564*"/>
    </style:style>
    <style:style style:name="Table23.B" style:family="table-column">
      <style:table-column-properties style:column-width="0.5833in" style:rel-column-width="6371*"/>
    </style:style>
    <style:style style:name="Table23.C" style:family="table-column">
      <style:table-column-properties style:column-width="0.5208in" style:rel-column-width="5688*"/>
    </style:style>
    <style:style style:name="Table23.D" style:family="table-column">
      <style:table-column-properties style:column-width="0.5729in" style:rel-column-width="6257*"/>
    </style:style>
    <style:style style:name="Table23.E" style:family="table-column">
      <style:table-column-properties style:column-width="3.4472in" style:rel-column-width="37655*"/>
    </style:style>
    <style:style style:name="Table23.A1.1" style:family="table-column">
      <style:table-column-properties style:column-width="0.8757in" style:rel-column-width="9563*"/>
    </style:style>
    <style:style style:name="Table23.A1.2" style:family="table-column">
      <style:table-column-properties style:column-width="0.5833in" style:rel-column-width="6370*"/>
    </style:style>
    <style:style style:name="Table23.A1.4" style:family="table-column">
      <style:table-column-properties style:column-width="0.5729in" style:rel-column-width="6259*"/>
    </style:style>
    <style:style style:name="Table23.A1.1.1" style:family="table-cell">
      <style:table-cell-properties fo:padding="0.0382in" fo:border-left="0.05pt solid #000000" fo:border-right="none" fo:border-top="0.05pt solid #000000" fo:border-bottom="0.05pt solid #000000"/>
    </style:style>
    <style:style style:name="Table23.A1.1.2" style:family="table-cell">
      <style:table-cell-properties fo:padding="0.0382in" fo:border-left="0.05pt solid #000000" fo:border-right="none" fo:border-top="none" fo:border-bottom="0.05pt solid #000000"/>
    </style:style>
    <style:style style:name="Table23.E1" style:family="table-cell">
      <style:table-cell-properties style:vertical-align="middle" fo:padding="0.0382in" fo:border="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4" style:family="table">
      <style:table-properties style:width="5.3035in" fo:margin-left="0.0104in" fo:margin-right="0.6861in" table:align="margins"/>
    </style:style>
    <style:style style:name="Table24.A" style:family="table-column">
      <style:table-column-properties style:column-width="0.6556in" style:rel-column-width="8101*"/>
    </style:style>
    <style:style style:name="Table24.B" style:family="table-column">
      <style:table-column-properties style:column-width="1.75in" style:rel-column-width="21627*"/>
    </style:style>
    <style:style style:name="Table24.C" style:family="table-column">
      <style:table-column-properties style:column-width="2.8979in" style:rel-column-width="35807*"/>
    </style:style>
    <style:style style:name="Table2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4.C1" style:family="table-cell">
      <style:table-cell-properties style:vertical-align="top" fo:padding-left="0.075in" fo:padding-right="0.075in" fo:padding-top="0in" fo:padding-bottom="0in" fo:border="0.05pt solid #000000"/>
    </style:style>
    <style:style style:name="Table2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4.A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24.C3"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9" style:family="table">
      <style:table-properties style:width="6in" table:align="margins"/>
    </style:style>
    <style:style style:name="Table9.A" style:family="table-column">
      <style:table-column-properties style:column-width="0.8757in" style:rel-column-width="9564*"/>
    </style:style>
    <style:style style:name="Table9.B" style:family="table-column">
      <style:table-column-properties style:column-width="0.5833in" style:rel-column-width="6371*"/>
    </style:style>
    <style:style style:name="Table9.C" style:family="table-column">
      <style:table-column-properties style:column-width="1.0938in" style:rel-column-width="11945*"/>
    </style:style>
    <style:style style:name="Table9.D" style:family="table-column">
      <style:table-column-properties style:column-width="3.4472in" style:rel-column-width="37655*"/>
    </style:style>
    <style:style style:name="Table9.A1.1" style:family="table-column">
      <style:table-column-properties style:column-width="0.8757in" style:rel-column-width="9563*"/>
    </style:style>
    <style:style style:name="Table9.A1.2" style:family="table-column">
      <style:table-column-properties style:column-width="0.5833in" style:rel-column-width="6370*"/>
    </style:style>
    <style:style style:name="Table9.A1.3" style:family="table-column">
      <style:table-column-properties style:column-width="0.5208in" style:rel-column-width="5688*"/>
    </style:style>
    <style:style style:name="Table9.A1.4" style:family="table-column">
      <style:table-column-properties style:column-width="0.5729in" style:rel-column-width="6259*"/>
    </style:style>
    <style:style style:name="Table9.A1.1.1" style:family="table-cell">
      <style:table-cell-properties fo:padding="0.0382in" fo:border-left="0.05pt solid #000000" fo:border-right="none" fo:border-top="0.05pt solid #000000" fo:border-bottom="0.05pt solid #000000"/>
    </style:style>
    <style:style style:name="Table9.A1.1.2" style:family="table-cell">
      <style:table-cell-properties fo:padding="0.0382in" fo:border-left="0.05pt solid #000000" fo:border-right="none" fo:border-top="none" fo:border-bottom="0.05pt solid #000000"/>
    </style:style>
    <style:style style:name="Table9.D1" style:family="table-cell">
      <style:table-cell-properties style:vertical-align="middle" fo:padding="0.0382in" fo:border="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ab-stops/>
      </style:paragraph-properties>
      <style:text-properties fo:font-weight="bold" style:font-weight-asian="bold" style:font-weight-complex="bold"/>
    </style:style>
    <style:style style:name="P7" style:family="paragraph" style:parent-style-name="Standard">
      <style:paragraph-properties>
        <style:tab-stops/>
      </style:paragraph-properties>
    </style:style>
    <style:style style:name="P8" style:family="paragraph" style:parent-style-name="Standard">
      <style:paragraph-properties fo:margin-left="0in" fo:margin-right="0in" fo:text-indent="0in" style:auto-text-indent="false"/>
      <style:text-properties fo:font-size="12pt" style:font-size-asian="12pt" style:font-size-complex="12pt"/>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1"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0in" fo:margin-right="0in" fo:text-indent="0in" style:auto-text-indent="false">
        <style:tab-stops/>
      </style:paragraph-properties>
      <style:text-properties fo:font-weight="bold" style:font-weight-asian="bold" style:font-weight-complex="bold"/>
    </style:style>
    <style:style style:name="P13" style:family="paragraph" style:parent-style-name="Standard">
      <style:paragraph-properties fo:margin-left="0in" fo:margin-right="0in" fo:text-indent="0in" style:auto-text-indent="false">
        <style:tab-stops/>
      </style:paragraph-properties>
      <style:text-properties style:use-window-font-color="true" style:font-name="Times New Roman2" fo:font-size="12pt" style:font-size-asian="12pt" style:font-size-complex="12pt"/>
    </style:style>
    <style:style style:name="P14" style:family="paragraph" style:parent-style-name="Table_20_Contents">
      <style:paragraph-properties fo:margin-left="0in" fo:margin-right="0in" fo:text-indent="0in" style:auto-text-indent="false"/>
    </style:style>
    <style:style style:name="P15" style:family="paragraph" style:parent-style-name="WW-Plain_20_Text">
      <style:paragraph-properties fo:margin-left="0in" fo:margin-right="0in" fo:text-indent="0in" style:auto-text-indent="false">
        <style:tab-stops/>
      </style:paragraph-properties>
      <style:text-properties style:font-name="Times New Roman2"/>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center" style:justify-single-word="false"/>
      <style:text-properties fo:font-style="italic" fo:font-weight="bold"/>
    </style:style>
    <style:style style:name="P19" style:family="paragraph" style:parent-style-name="Table_20_Contents">
      <style:paragraph-properties fo:text-align="center" style:justify-single-word="false"/>
      <style:text-properties fo:font-style="italic"/>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center" style:justify-single-word="false"/>
      <style:text-properties fo:font-size="10pt"/>
    </style:style>
    <style:style style:name="P22" style:family="paragraph" style:parent-style-name="Table_20_Contents">
      <style:paragraph-properties fo:text-align="center" style:justify-single-word="false"/>
      <style:text-properties fo:font-size="10pt" fo:font-style="normal" style:font-style-asian="italic"/>
    </style:style>
    <style:style style:name="P23" style:family="paragraph" style:parent-style-name="Text_20_body_20_indent">
      <style:paragraph-properties fo:margin-left="0.4925in" fo:margin-right="0in" fo:text-indent="0in" style:auto-text-indent="false"/>
    </style:style>
    <style:style style:name="P24" style:family="paragraph" style:parent-style-name="Text_20_body_20_indent">
      <style:paragraph-properties fo:margin-left="0.4925in" fo:margin-right="0in" fo:text-indent="0in" style:auto-text-indent="false">
        <style:tab-stops/>
      </style:paragraph-properties>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text-indent="0in" style:auto-text-indent="false">
        <style:tab-stops/>
      </style:paragraph-properties>
    </style:style>
    <style:style style:name="P27" style:family="paragraph" style:parent-style-name="Standard">
      <style:paragraph-properties fo:margin-left="0.4925in" fo:margin-right="0in" fo:text-indent="0in" style:auto-text-indent="false">
        <style:tab-stops/>
      </style:paragraph-properties>
      <style:text-properties fo:font-weight="normal" style:font-weight-asian="normal" style:font-weight-complex="normal"/>
    </style:style>
    <style:style style:name="P28" style:family="paragraph" style:parent-style-name="Table_20_Contents">
      <style:paragraph-properties fo:margin-left="0.4925in" fo:margin-right="0in" fo:text-indent="0in" style:auto-text-indent="false">
        <style:tab-stops/>
      </style:paragraph-properties>
    </style:style>
    <style:style style:name="P29" style:family="paragraph" style:parent-style-name="Table_20_Heading">
      <style:paragraph-properties fo:text-align="center" style:justify-single-word="false"/>
    </style:style>
    <style:style style:name="P30" style:family="paragraph" style:parent-style-name="Table_20_Heading">
      <style:text-properties fo:font-size="10pt" style:font-size-asian="10pt" style:font-size-complex="10pt"/>
    </style:style>
    <style:style style:name="P31" style:family="paragraph" style:parent-style-name="Table_20_Heading">
      <style:paragraph-properties fo:text-align="center" style:justify-single-word="false"/>
      <style:text-properties fo:font-size="10pt"/>
    </style:style>
    <style:style style:name="P32" style:family="paragraph" style:parent-style-name="Table_20_Contents">
      <style:paragraph-properties fo:margin-left="1.1335in" fo:margin-right="-0.002in" fo:text-indent="-1.1457in" style:auto-text-indent="false">
        <style:tab-stops/>
      </style:paragraph-properties>
      <style:text-properties style:font-name="Courier New"/>
    </style:style>
    <style:style style:name="P33" style:family="paragraph" style:parent-style-name="Text_20_body_20_indent">
      <style:paragraph-properties>
        <style:tab-stops/>
      </style:paragraph-properties>
    </style:style>
    <style:style style:name="P34" style:family="paragraph" style:parent-style-name="Standard">
      <style:text-properties fo:font-size="14pt" style:font-size-asian="14pt" style:font-size-complex="14pt"/>
    </style:style>
    <style:style style:name="P35" style:family="paragraph" style:parent-style-name="Standard">
      <style:text-properties fo:font-size="14pt" officeooo:rsid="000dbd81" officeooo:paragraph-rsid="000dbd81" style:font-size-asian="14pt" style:font-size-complex="14pt"/>
    </style:style>
    <style:style style:name="P36" style:family="paragraph" style:parent-style-name="Standard">
      <style:text-properties fo:font-weight="bold" style:font-weight-asian="bold" style:font-weight-complex="bold"/>
    </style:style>
    <style:style style:name="P37" style:family="paragraph" style:parent-style-name="Standard" style:list-style-name="L2">
      <style:paragraph-properties fo:margin-left="0.9846in" fo:margin-right="0in" fo:text-indent="0in" style:auto-text-indent="false"/>
    </style:style>
    <style:style style:name="P38" style:family="paragraph" style:parent-style-name="Text_20_body">
      <style:text-properties style:font-name="Times New Roman" fo:font-size="12pt" officeooo:rsid="000dbd81" officeooo:paragraph-rsid="000dbd81" style:font-size-asian="12pt" style:font-size-complex="12pt"/>
    </style:style>
    <style:style style:name="P39" style:family="paragraph" style:parent-style-name="Table_20_Contents" style:list-style-name="WW8Num1"/>
    <style:style style:name="P40" style:family="paragraph" style:parent-style-name="Table_20_Contents" style:list-style-name="L1"/>
    <style:style style:name="P41" style:family="paragraph" style:parent-style-name="Table_20_Contents" style:list-style-name="L3"/>
    <style:style style:name="P42" style:family="paragraph" style:parent-style-name="Table_20_Contents" style:list-style-name="L4"/>
    <style:style style:name="P43" style:family="paragraph" style:parent-style-name="Contents_20_2">
      <style:paragraph-properties>
        <style:tab-stops>
          <style:tab-stop style:position="5.8035in" style:type="right" style:leader-style="dotted" style:leader-text="."/>
        </style:tab-stops>
      </style:paragraph-properties>
    </style:style>
    <style:style style:name="P44"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font-style-asian="italic"/>
    </style:style>
    <style:style style:name="T4" style:family="text">
      <style:text-properties fo:font-style="normal" style:font-style-asian="normal" style:font-style-complex="normal"/>
    </style:style>
    <style:style style:name="T5" style:family="text">
      <style:text-properties style:font-name="Liberation Sans1" officeooo:rsid="0171a626"/>
    </style:style>
    <style:style style:name="T6" style:family="text">
      <style:text-properties officeooo:rsid="00044a2f"/>
    </style:style>
    <style:style style:name="T7" style:family="text">
      <style:text-properties officeooo:rsid="0171a626"/>
    </style:style>
    <style:style style:name="Sect1" style:family="section">
      <style:section-properties style:editable="false">
        <style:columns fo:column-count="1" fo:column-gap="0in"/>
      </style:section-properties>
    </style:style>
    <text:list-style style:name="L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Emulated Devices<text:tab/>1</text:p>
          <text:p text:style-name="P44">Command Chaining<text:tab/>2</text:p>
          <text:p text:style-name="P44">Channel Commands<text:tab/>2</text:p>
          <text:p text:style-name="P43">x02 - Read Initial Program Load<text:tab/>2</text:p>
          <text:p text:style-name="P43">x03 - Control No-operation<text:tab/>3</text:p>
          <text:p text:style-name="P43">x04 - Sense<text:tab/>3</text:p>
          <text:p text:style-name="P43">x14 - Unconditional Reserve<text:tab/>4</text:p>
          <text:p text:style-name="P43">x41 - Write Command<text:tab/>4</text:p>
          <text:p text:style-name="P43">x42 - Read<text:tab/>4</text:p>
          <text:p text:style-name="P43">x43 - Locate<text:tab/>5</text:p>
          <text:p text:style-name="P43">x63 - Define Extent<text:tab/>7</text:p>
          <text:p text:style-name="P43">x64 - Read Device Characteristics<text:tab/>8</text:p>
          <text:p text:style-name="P43">x94 - Device Release<text:tab/>9</text:p>
          <text:p text:style-name="P43">xA4 - Read and Reset Buffered Log<text:tab/>9</text:p>
          <text:p text:style-name="P43">xB4 - Device Reserve<text:tab/>10</text:p>
          <text:p text:style-name="P43">xE4 - Sense ID<text:tab/>10</text:p>
        </text:index-body>
      </text:table-of-content>
      <text:p text:style-name="P2"/>
      <text:p text:style-name="P35">Notices</text:p>
      <text:p text:style-name="P35"/>
      <text:p text:style-name="P38">Copyright <text:span text:style-name="T7">©</text:span> <text:span text:style-name="T6">2020</text:span> Harold Grovesteen</text:p>
      <text:p text:style-name="P2"/>
      <text:p text:style-name="P2">Emulated Devices<text:toc-mark text:string-value="Emulated Devices " text:outline-level="1"/> </text:p>
      <text:p text:style-name="P2"/>
      <text:p text:style-name="P8">The following fixed block architecture devices are emulated by Hercules. <text:s/>The second row identifies where this information is used in data returned by specific commands.</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Device ID</text:p>
            </table:table-cell>
            <table:table-cell table:style-name="Table1.A1" office:value-type="string">
              <text:p text:style-name="Table_20_Heading">Model ID</text:p>
            </table:table-cell>
            <table:table-cell table:style-name="Table1.A1" office:value-type="string">
              <text:p text:style-name="Table_20_Heading">ID Type</text:p>
            </table:table-cell>
            <table:table-cell table:style-name="Table1.A1" office:value-type="string">
              <text:p text:style-name="Table_20_Heading">BPG</text:p>
            </table:table-cell>
            <table:table-cell table:style-name="Table1.A1" office:value-type="string">
              <text:p text:style-name="Table_20_Heading">BPP</text:p>
            </table:table-cell>
            <table:table-cell table:style-name="Table1.A1" office:value-type="string">
              <text:p text:style-name="Table_20_Heading">Blocks</text:p>
            </table:table-cell>
            <table:table-cell table:style-name="Table1.G1" office:value-type="string">
              <text:p text:style-name="Table_20_Heading">Control Unit ID</text:p>
            </table:table-cell>
          </table:table-row>
        </table:table-header-rows>
        <table:table-row>
          <table:table-cell table:style-name="Table1.A2" office:value-type="string">
            <text:p text:style-name="Table_20_Contents">Sense [4,5]</text:p>
          </table:table-cell>
          <table:table-cell table:style-name="Table1.A2" office:value-type="string">
            <text:p text:style-name="Table_20_Contents">Sense [6]</text:p>
          </table:table-cell>
          <table:table-cell table:style-name="Table1.A2" office:value-type="string">
            <text:p text:style-name="Table_20_Contents">Char [3]</text:p>
          </table:table-cell>
          <table:table-cell table:style-name="Table1.A2" office:value-type="string">
            <text:p text:style-name="Table_20_Contents">Char [6-9]</text:p>
          </table:table-cell>
          <table:table-cell table:style-name="Table1.A2" office:value-type="string">
            <text:p text:style-name="Table_20_Contents">Char [10-13]</text:p>
          </table:table-cell>
          <table:table-cell table:style-name="Table1.A2" office:value-type="string">
            <text:p text:style-name="Table_20_Contents">Char [14-17]</text:p>
          </table:table-cell>
          <table:table-cell table:style-name="Table1.G2" office:value-type="string">
            <text:p text:style-name="Table_20_Contents">Sense [1,2]</text:p>
          </table:table-cell>
        </table:table-row>
        <table:table-row>
          <table:table-cell table:style-name="Table1.A2" office:value-type="string">
            <text:p text:style-name="Table_20_Contents">3310</text:p>
          </table:table-cell>
          <table:table-cell table:style-name="Table1.A2" office:value-type="string">
            <text:p text:style-name="P16">x01</text:p>
          </table:table-cell>
          <table:table-cell table:style-name="Table1.A2" office:value-type="string">
            <text:p text:style-name="P16">x01</text:p>
          </table:table-cell>
          <table:table-cell table:style-name="Table1.A2" office:value-type="string">
            <text:p text:style-name="P16">32</text:p>
          </table:table-cell>
          <table:table-cell table:style-name="Table1.A2" office:value-type="string">
            <text:p text:style-name="P16">352</text:p>
          </table:table-cell>
          <table:table-cell table:style-name="Table1.A2" office:value-type="string">
            <text:p text:style-name="P17">125,664</text:p>
          </table:table-cell>
          <table:table-cell table:style-name="Table1.G2" office:value-type="string">
            <text:p text:style-name="P16">x4331</text:p>
          </table:table-cell>
        </table:table-row>
        <table:table-row>
          <table:table-cell table:style-name="Table1.A2" office:value-type="string">
            <text:p text:style-name="Table_20_Contents">3370-1 3370-A1 3370-B1</text:p>
          </table:table-cell>
          <table:table-cell table:style-name="Table1.A2" office:value-type="string">
            <text:p text:style-name="P16">x00</text:p>
          </table:table-cell>
          <table:table-cell table:style-name="Table1.A2" office:value-type="string">
            <text:p text:style-name="P16">x02</text:p>
          </table:table-cell>
          <table:table-cell table:style-name="Table1.A2" office:value-type="string">
            <text:p text:style-name="P16">62</text:p>
          </table:table-cell>
          <table:table-cell table:style-name="Table1.A2" office:value-type="string">
            <text:p text:style-name="P16">744</text:p>
          </table:table-cell>
          <table:table-cell table:style-name="Table1.A2" office:value-type="string">
            <text:p text:style-name="P17">558,000</text:p>
          </table:table-cell>
          <table:table-cell table:style-name="Table1.G2" office:value-type="string">
            <text:p text:style-name="P16">x3880</text:p>
          </table:table-cell>
        </table:table-row>
        <table:table-row>
          <table:table-cell table:style-name="Table1.A2" office:value-type="string">
            <text:p text:style-name="Table_20_Contents">3370-2 3370-A2 3370-B2</text:p>
          </table:table-cell>
          <table:table-cell table:style-name="Table1.A2" office:value-type="string">
            <text:p text:style-name="P16">x04</text:p>
          </table:table-cell>
          <table:table-cell table:style-name="Table1.A2" office:value-type="string">
            <text:p text:style-name="P16">x05</text:p>
          </table:table-cell>
          <table:table-cell table:style-name="Table1.A2" office:value-type="string">
            <text:p text:style-name="P16">62</text:p>
          </table:table-cell>
          <table:table-cell table:style-name="Table1.A2" office:value-type="string">
            <text:p text:style-name="P16">744</text:p>
          </table:table-cell>
          <table:table-cell table:style-name="Table1.A2" office:value-type="string">
            <text:p text:style-name="P17">712,752</text:p>
          </table:table-cell>
          <table:table-cell table:style-name="Table1.G2" office:value-type="string">
            <text:p text:style-name="P16">x3880</text:p>
          </table:table-cell>
        </table:table-row>
        <table:table-row>
          <table:table-cell table:style-name="Table1.A2" office:value-type="string">
            <text:p text:style-name="Table_20_Contents">9332-400</text:p>
          </table:table-cell>
          <table:table-cell table:style-name="Table1.A2" office:value-type="string">
            <text:p text:style-name="P16">x00</text:p>
          </table:table-cell>
          <table:table-cell table:style-name="Table1.A2" office:value-type="string">
            <text:p text:style-name="P16">x07</text:p>
          </table:table-cell>
          <table:table-cell table:style-name="Table1.A2" office:value-type="string">
            <text:p text:style-name="P16">73</text:p>
          </table:table-cell>
          <table:table-cell table:style-name="Table1.A2" office:value-type="string">
            <text:p text:style-name="P16">292</text:p>
          </table:table-cell>
          <table:table-cell table:style-name="Table1.A2" office:value-type="string">
            <text:p text:style-name="P17">360,036</text:p>
          </table:table-cell>
          <table:table-cell table:style-name="Table1.G2" office:value-type="string">
            <text:p text:style-name="P16">x6310</text:p>
          </table:table-cell>
        </table:table-row>
        <table:table-row>
          <table:table-cell table:style-name="Table1.A2" office:value-type="string">
            <text:p text:style-name="Table_20_Contents">9332-600</text:p>
          </table:table-cell>
          <table:table-cell table:style-name="Table1.A2" office:value-type="string">
            <text:p text:style-name="P16">x01</text:p>
          </table:table-cell>
          <table:table-cell table:style-name="Table1.A2" office:value-type="string">
            <text:p text:style-name="P16">x07</text:p>
          </table:table-cell>
          <table:table-cell table:style-name="Table1.A2" office:value-type="string">
            <text:p text:style-name="P16">73</text:p>
          </table:table-cell>
          <table:table-cell table:style-name="Table1.A2" office:value-type="string">
            <text:p text:style-name="P16">292</text:p>
          </table:table-cell>
          <table:table-cell table:style-name="Table1.A2" office:value-type="string">
            <text:p text:style-name="P17">554,800</text:p>
          </table:table-cell>
          <table:table-cell table:style-name="Table1.G2" office:value-type="string">
            <text:p text:style-name="P16">x6310</text:p>
          </table:table-cell>
        </table:table-row>
        <table:table-row>
          <table:table-cell table:style-name="Table1.A2" office:value-type="string">
            <text:p text:style-name="Table_20_Contents">9335</text:p>
          </table:table-cell>
          <table:table-cell table:style-name="Table1.A2" office:value-type="string">
            <text:p text:style-name="P16">x01</text:p>
          </table:table-cell>
          <table:table-cell table:style-name="Table1.A2" office:value-type="string">
            <text:p text:style-name="P16">x06</text:p>
          </table:table-cell>
          <table:table-cell table:style-name="Table1.A2" office:value-type="string">
            <text:p text:style-name="P16">71</text:p>
          </table:table-cell>
          <table:table-cell table:style-name="Table1.A2" office:value-type="string">
            <text:p text:style-name="P16">426</text:p>
          </table:table-cell>
          <table:table-cell table:style-name="Table1.A2" office:value-type="string">
            <text:p text:style-name="P17">804,714</text:p>
          </table:table-cell>
          <table:table-cell table:style-name="Table1.G2" office:value-type="string">
            <text:p text:style-name="P16">x6310</text:p>
          </table:table-cell>
        </table:table-row>
        <text:soft-page-break/>
        <table:table-row>
          <table:table-cell table:style-name="Table1.A2" office:value-type="string">
            <text:p text:style-name="Table_20_Contents">9313</text:p>
          </table:table-cell>
          <table:table-cell table:style-name="Table1.A2" office:value-type="string">
            <text:p text:style-name="P16">x00</text:p>
          </table:table-cell>
          <table:table-cell table:style-name="Table1.A2" office:value-type="string">
            <text:p text:style-name="P16">x08</text:p>
          </table:table-cell>
          <table:table-cell table:style-name="Table1.A2" office:value-type="string">
            <text:p text:style-name="P16">96</text:p>
          </table:table-cell>
          <table:table-cell table:style-name="Table1.A2" office:value-type="string">
            <text:p text:style-name="P16">480</text:p>
          </table:table-cell>
          <table:table-cell table:style-name="Table1.A2" office:value-type="string">
            <text:p text:style-name="P17">246,240</text:p>
          </table:table-cell>
          <table:table-cell table:style-name="Table1.G2" office:value-type="string">
            <text:p text:style-name="P16">x6310</text:p>
          </table:table-cell>
        </table:table-row>
        <table:table-row>
          <table:table-cell table:style-name="Table1.A2" office:value-type="string">
            <text:p text:style-name="Table_20_Contents">9336-10</text:p>
          </table:table-cell>
          <table:table-cell table:style-name="Table1.A2" office:value-type="string">
            <text:p text:style-name="P16">x00</text:p>
          </table:table-cell>
          <table:table-cell table:style-name="Table1.A2" office:value-type="string">
            <text:p text:style-name="P16">x11</text:p>
          </table:table-cell>
          <table:table-cell table:style-name="Table1.A2" office:value-type="string">
            <text:p text:style-name="P16">63</text:p>
          </table:table-cell>
          <table:table-cell table:style-name="Table1.A2" office:value-type="string">
            <text:p text:style-name="P16">315</text:p>
          </table:table-cell>
          <table:table-cell table:style-name="Table1.A2" office:value-type="string">
            <text:p text:style-name="P17">920,115</text:p>
          </table:table-cell>
          <table:table-cell table:style-name="Table1.G2" office:value-type="string">
            <text:p text:style-name="P16">x6310</text:p>
          </table:table-cell>
        </table:table-row>
        <table:table-row>
          <table:table-cell table:style-name="Table1.A2" office:value-type="string">
            <text:p text:style-name="Table_20_Contents">9336-20</text:p>
            <text:p text:style-name="Table_20_Contents">9336-25</text:p>
          </table:table-cell>
          <table:table-cell table:style-name="Table1.A2" office:value-type="string">
            <text:p text:style-name="P16">x10</text:p>
          </table:table-cell>
          <table:table-cell table:style-name="Table1.A2" office:value-type="string">
            <text:p text:style-name="P16">x11</text:p>
          </table:table-cell>
          <table:table-cell table:style-name="Table1.A2" office:value-type="string">
            <text:p text:style-name="P16">111</text:p>
          </table:table-cell>
          <table:table-cell table:style-name="Table1.A2" office:value-type="string">
            <text:p text:style-name="P16">777</text:p>
          </table:table-cell>
          <table:table-cell table:style-name="Table1.A2" office:value-type="string">
            <text:p text:style-name="P17">1,672,881</text:p>
          </table:table-cell>
          <table:table-cell table:style-name="Table1.G2" office:value-type="string">
            <text:p text:style-name="P16">x6310</text:p>
          </table:table-cell>
        </table:table-row>
        <table:table-row>
          <table:table-cell table:style-name="Table1.A2" office:value-type="string">
            <text:p text:style-name="Table_20_Contents">0671</text:p>
          </table:table-cell>
          <table:table-cell table:style-name="Table1.A2" office:value-type="string">
            <text:p text:style-name="P16">x00</text:p>
          </table:table-cell>
          <table:table-cell table:style-name="Table1.A2" office:value-type="string">
            <text:p text:style-name="P16">x12</text:p>
          </table:table-cell>
          <table:table-cell table:style-name="Table1.A2" office:value-type="string">
            <text:p text:style-name="P16">63</text:p>
          </table:table-cell>
          <table:table-cell table:style-name="Table1.A2" office:value-type="string">
            <text:p text:style-name="P16">630</text:p>
          </table:table-cell>
          <table:table-cell table:style-name="Table1.A2" office:value-type="string">
            <text:p text:style-name="P17">574,560</text:p>
          </table:table-cell>
          <table:table-cell table:style-name="Table1.G2" office:value-type="string">
            <text:p text:style-name="P16">x6310</text:p>
          </table:table-cell>
        </table:table-row>
        <table:table-row>
          <table:table-cell table:style-name="Table1.A2" office:value-type="string">
            <text:p text:style-name="Table_20_Contents">0671-04</text:p>
          </table:table-cell>
          <table:table-cell table:style-name="Table1.A2" office:value-type="string">
            <text:p text:style-name="P16">x04</text:p>
          </table:table-cell>
          <table:table-cell table:style-name="Table1.A2" office:value-type="string">
            <text:p text:style-name="P16">x12</text:p>
          </table:table-cell>
          <table:table-cell table:style-name="Table1.A2" office:value-type="string">
            <text:p text:style-name="P16">63</text:p>
          </table:table-cell>
          <table:table-cell table:style-name="Table1.A2" office:value-type="string">
            <text:p text:style-name="P16">630</text:p>
          </table:table-cell>
          <table:table-cell table:style-name="Table1.A2" office:value-type="string">
            <text:p text:style-name="P17">624,456</text:p>
          </table:table-cell>
          <table:table-cell table:style-name="Table1.G2" office:value-type="string">
            <text:p text:style-name="P16">x6310</text:p>
          </table:table-cell>
        </table:table-row>
        <table:table-row>
          <table:table-cell table:style-name="Table1.A2" office:value-type="string">
            <text:p text:style-name="Table_20_Contents">0671-08</text:p>
          </table:table-cell>
          <table:table-cell table:style-name="Table1.A2" office:value-type="string">
            <text:p text:style-name="P16">x08</text:p>
          </table:table-cell>
          <table:table-cell table:style-name="Table1.A2" office:value-type="string">
            <text:p text:style-name="P16">x12</text:p>
          </table:table-cell>
          <table:table-cell table:style-name="Table1.A2" office:value-type="string">
            <text:p text:style-name="P16">63</text:p>
          </table:table-cell>
          <table:table-cell table:style-name="Table1.A2" office:value-type="string">
            <text:p text:style-name="P16">630</text:p>
          </table:table-cell>
          <table:table-cell table:style-name="Table1.A2" office:value-type="string">
            <text:p text:style-name="P17">513,072</text:p>
          </table:table-cell>
          <table:table-cell table:style-name="Table1.G2" office:value-type="string">
            <text:p text:style-name="P16">x6310</text:p>
          </table:table-cell>
        </table:table-row>
      </table:table>
      <text:p text:style-name="P10"/>
      <text:p text:style-name="P2">Command Chaining <text:toc-mark text:string-value="Command Chaining " text:outline-level="1"/><text:s/></text:p>
      <text:p text:style-name="Standard"/>
      <text:p text:style-name="Standard">Valid command chaining sequences:</text:p>
      <text:p text:style-name="Standard"/>
      <text:p text:style-name="Standard">{READ IPL} –&gt; READ IPL <text:s/>[-&gt; LOCATE] -&gt; READ . . .</text:p>
      <text:p text:style-name="Standard">{READ IPL} -&gt; READ . . .</text:p>
      <text:p text:style-name="Standard">DEFINE EXTENT -&gt; LOCATE -&gt; WRITE</text:p>
      <text:p text:style-name="Standard">DEFINE EXTENT -&gt; LOCATE -&gt; READ</text:p>
      <text:p text:style-name="Standard"/>
      <text:p text:style-name="Standard"/>
      <text:p text:style-name="P3">Channel Commands<text:toc-mark text:string-value="Channel Commands " text:outline-level="1"/> </text:p>
      <text:p text:style-name="Standard"/>
      <text:p text:style-name="P4">x02 – Read Initial Program Load Command<text:toc-mark text:string-value="x02 - Read Initial Program Load " text:outline-level="2"/> </text:p>
      <text:p text:style-name="Table_20_Contents"/>
      <text:p text:style-name="P23">Implicitly defines an extent encompassing the entire FBA volume starting at the first physical block with a file mask inhibiting format writes. <text:s/>Data from the first physical block and only the first physical block is read until either the CCW count is exhausted or the end of the first physical block is reached. <text:s/>Block 1 becomes the current block on completion of the read.</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number-columns-spanned="4">
              <table:table table:is-sub-table="true">
                <table:table-column table:style-name="Table2.A1.1"/>
                <table:table-column table:style-name="Table2.A1.2"/>
                <table:table-column table:style-name="Table2.C"/>
                <table:table-column table:style-name="Table2.A1.4"/>
                <table:table-row>
                  <table:table-cell table:style-name="Table2.A1.1.1" table:number-columns-spanned="2" office:value-type="string">
                    <text:p text:style-name="Table_20_Heading">Device Status</text:p>
                  </table:table-cell>
                  <table:covered-table-cell/>
                  <table:table-cell table:style-name="Table2.A1.1.1" table:number-columns-spanned="2" office:value-type="string">
                    <text:p text:style-name="Table_20_Heading">Device Sense</text:p>
                  </table:table-cell>
                  <table:covered-table-cell/>
                </table:table-row>
                <table:table-row>
                  <table:table-cell table:style-name="Table2.A1.1.2" office:value-type="string">
                    <text:p text:style-name="P18">Status</text:p>
                  </table:table-cell>
                  <table:table-cell table:style-name="Table2.A1.1.2" office:value-type="string">
                    <text:p text:style-name="P18">Flags</text:p>
                  </table:table-cell>
                  <table:table-cell table:style-name="Table2.A1.1.2" office:value-type="string">
                    <text:p text:style-name="P18">Sense</text:p>
                  </table:table-cell>
                  <table:table-cell table:style-name="Table2.A1.1.2" office:value-type="string">
                    <text:p text:style-name="P18">Flags</text:p>
                  </table:table-cell>
                </table:table-row>
              </table:table>
            </table:table-cell>
            <table:covered-table-cell/>
            <table:covered-table-cell/>
            <table:covered-table-cell/>
            <table:table-cell table:style-name="Table2.E1" office:value-type="string">
              <text:p text:style-name="Table_20_Heading">Read IPL Command Causes</text:p>
            </table:table-cell>
          </table:table-row>
        </table:table-header-rows>
        <table:table-row>
          <table:table-cell table:style-name="Table2.A1.1.2" office:value-type="string">
            <text:p text:style-name="P16">CE,DE</text:p>
          </table:table-cell>
          <table:table-cell table:style-name="Table2.A1.1.2" office:value-type="string">
            <text:p text:style-name="P16">x0C</text:p>
          </table:table-cell>
          <table:table-cell table:style-name="Table2.A1.1.2" table:number-columns-spanned="2" office:value-type="string">
            <text:p text:style-name="P16"/>
          </table:table-cell>
          <table:covered-table-cell/>
          <table:table-cell table:style-name="Table2.E4" office:value-type="string">
            <text:p text:style-name="Table_20_Contents">Normal termination</text:p>
          </table:table-cell>
        </table:table-row>
        <table:table-row>
          <table:table-cell table:style-name="Table2.A1.1.2" office:value-type="string">
            <text:p text:style-name="P16">CE,DE,UC</text:p>
          </table:table-cell>
          <table:table-cell table:style-name="Table2.A1.1.2" office:value-type="string">
            <text:p text:style-name="P16">x0E</text:p>
          </table:table-cell>
          <table:table-cell table:style-name="Table2.A1.1.2" office:value-type="string">
            <text:p text:style-name="P16">CR</text:p>
          </table:table-cell>
          <table:table-cell table:style-name="Table2.A1.1.2" office:value-type="string">
            <text:p text:style-name="P16">x80</text:p>
          </table:table-cell>
          <table:table-cell table:style-name="Table2.E4" office:value-type="string">
            <text:p text:style-name="Table_20_Contents">READ IPL is command chained from anything other than another READ IPL command.</text:p>
          </table:table-cell>
        </table:table-row>
        <table:table-row>
          <table:table-cell table:style-name="Table2.A1.1.2" office:value-type="string">
            <text:p text:style-name="P16">CE,DE,UC</text:p>
          </table:table-cell>
          <table:table-cell table:style-name="Table2.A1.1.2" office:value-type="string">
            <text:p text:style-name="P16">x0E</text:p>
          </table:table-cell>
          <table:table-cell table:style-name="Table2.A1.1.2" office:value-type="string">
            <text:p text:style-name="P16">OR</text:p>
          </table:table-cell>
          <table:table-cell table:style-name="Table2.A1.1.2" office:value-type="string">
            <text:p text:style-name="P16">x04</text:p>
          </table:table-cell>
          <table:table-cell table:style-name="Table2.E4" office:value-type="string">
            <text:p text:style-name="Table_20_Contents">Data chaining specified by the CCW.</text:p>
          </table:table-cell>
        </table:table-row>
      </table:table>
      <text:p text:style-name="Standard"/>
      <text:p text:style-name="P5"/>
      <text:p text:style-name="P5"/>
      <text:p text:style-name="P5"><text:soft-page-break/>x03 – Control No-operation Command<text:toc-mark text:string-value="x03 - Control No-operation " text:outline-level="2"/> </text:p>
      <text:p text:style-name="Standard"/>
      <text:p text:style-name="P25">No action taken.</text:p>
      <text:p text:style-name="P25"/>
      <table:table table:name="Table3" table:style-name="Table3">
        <table:table-column table:style-name="Table3.A"/>
        <table:table-column table:style-name="Table3.B"/>
        <table:table-column table:style-name="Table3.C"/>
        <table:table-column table:style-name="Table3.D"/>
        <table:table-header-rows>
          <table:table-row>
            <table:table-cell table:number-columns-spanned="3">
              <table:table table:is-sub-table="true">
                <table:table-column table:style-name="Table3.A1.1"/>
                <table:table-column table:style-name="Table3.A1.2"/>
                <table:table-column table:style-name="Table3.A1.3"/>
                <table:table-column table:style-name="Table3.A1.4"/>
                <table:table-row>
                  <table:table-cell table:style-name="Table3.A1.1.1" table:number-columns-spanned="2" office:value-type="string">
                    <text:p text:style-name="Table_20_Heading">Device Status</text:p>
                  </table:table-cell>
                  <table:covered-table-cell/>
                  <table:table-cell table:style-name="Table3.A1.1.1" table:number-columns-spanned="2" office:value-type="string">
                    <text:p text:style-name="Table_20_Heading">Device Sense</text:p>
                  </table:table-cell>
                  <table:covered-table-cell/>
                </table:table-row>
                <table:table-row>
                  <table:table-cell table:style-name="Table3.A1.1.2" office:value-type="string">
                    <text:p text:style-name="P18">Status</text:p>
                  </table:table-cell>
                  <table:table-cell table:style-name="Table3.A1.1.2" office:value-type="string">
                    <text:p text:style-name="P18">Flags</text:p>
                  </table:table-cell>
                  <table:table-cell table:style-name="Table3.A1.1.2" office:value-type="string">
                    <text:p text:style-name="P18">Sense</text:p>
                  </table:table-cell>
                  <table:table-cell table:style-name="Table3.A1.1.2" office:value-type="string">
                    <text:p text:style-name="P18">Flags</text:p>
                  </table:table-cell>
                </table:table-row>
              </table:table>
            </table:table-cell>
            <table:covered-table-cell/>
            <table:covered-table-cell/>
            <table:table-cell table:style-name="Table3.D1" office:value-type="string">
              <text:p text:style-name="Table_20_Heading">Control No-op Causes</text:p>
            </table:table-cell>
          </table:table-row>
        </table:table-header-rows>
        <table:table-row>
          <table:table-cell table:style-name="Table3.A1.1.2" office:value-type="string">
            <text:p text:style-name="P16">CE,DE</text:p>
          </table:table-cell>
          <table:table-cell table:style-name="Table3.A1.1.2" office:value-type="string">
            <text:p text:style-name="P16">x0C</text:p>
          </table:table-cell>
          <table:table-cell table:style-name="Table3.A1.1.2" office:value-type="string">
            <text:p text:style-name="P16"/>
          </table:table-cell>
          <table:table-cell table:style-name="Table3.D2" office:value-type="string">
            <text:p text:style-name="Table_20_Contents">Normal termination</text:p>
          </table:table-cell>
        </table:table-row>
      </table:table>
      <text:p text:style-name="P7"/>
      <text:p text:style-name="P6">x04 – Sense Command<text:toc-mark text:string-value="x04 - Sense " text:outline-level="2"/> </text:p>
      <text:p text:style-name="P7"/>
      <text:p text:style-name="P26">Returns 24 bytes of sense data. <text:s/>Hercules only uses the first byte of common sense data for FBA DASD. <text:s/>These are possible settings for bytes 0 and 1 of Hercules returned sense data. <text:s/>The column heading “used” indicates those settings that may be returned by Hercules for FBA DASD. <text:s/>For the cause of a given sense setting flag being set, refer to the command's status and sense table.</text:p>
      <text:p text:style-name="P26"/>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29">Sense Byte 0 Code</text:p>
            </table:table-cell>
            <table:table-cell table:style-name="Table4.A1" office:value-type="string">
              <text:p text:style-name="P29">Flag</text:p>
            </table:table-cell>
            <table:table-cell table:style-name="Table4.A1" office:value-type="string">
              <text:p text:style-name="P29">Used</text:p>
            </table:table-cell>
            <table:table-cell table:style-name="Table4.D1" office:value-type="string">
              <text:p text:style-name="Table_20_Heading">Meaning</text:p>
            </table:table-cell>
          </table:table-row>
        </table:table-header-rows>
        <table:table-row>
          <table:table-cell table:style-name="Table4.A2" office:value-type="string">
            <text:p text:style-name="P16">CR</text:p>
          </table:table-cell>
          <table:table-cell table:style-name="Table4.A2" office:value-type="string">
            <text:p text:style-name="P16">x80</text:p>
          </table:table-cell>
          <table:table-cell table:style-name="Table4.A2" office:value-type="string">
            <text:p text:style-name="P16">yes</text:p>
          </table:table-cell>
          <table:table-cell table:style-name="Table4.D2" office:value-type="string">
            <text:p text:style-name="Table_20_Contents">Command reject</text:p>
          </table:table-cell>
        </table:table-row>
        <table:table-row>
          <table:table-cell table:style-name="Table4.A2" office:value-type="string">
            <text:p text:style-name="P16">IR</text:p>
          </table:table-cell>
          <table:table-cell table:style-name="Table4.A2" office:value-type="string">
            <text:p text:style-name="P16">x40</text:p>
          </table:table-cell>
          <table:table-cell table:style-name="Table4.A2" office:value-type="string">
            <text:p text:style-name="P16"/>
          </table:table-cell>
          <table:table-cell table:style-name="Table4.D2" office:value-type="string">
            <text:p text:style-name="Table_20_Contents">Intervention required</text:p>
          </table:table-cell>
        </table:table-row>
        <table:table-row>
          <table:table-cell table:style-name="Table4.A2" office:value-type="string">
            <text:p text:style-name="P16">BOC</text:p>
          </table:table-cell>
          <table:table-cell table:style-name="Table4.A2" office:value-type="string">
            <text:p text:style-name="P16">x20</text:p>
          </table:table-cell>
          <table:table-cell table:style-name="Table4.A2" office:value-type="string">
            <text:p text:style-name="P16"/>
          </table:table-cell>
          <table:table-cell table:style-name="Table4.D2" office:value-type="string">
            <text:p text:style-name="Table_20_Contents">Bus out check</text:p>
          </table:table-cell>
        </table:table-row>
        <table:table-row>
          <table:table-cell table:style-name="Table4.A2" office:value-type="string">
            <text:p text:style-name="P16">EC</text:p>
          </table:table-cell>
          <table:table-cell table:style-name="Table4.A2" office:value-type="string">
            <text:p text:style-name="P16">x10</text:p>
          </table:table-cell>
          <table:table-cell table:style-name="Table4.A2" office:value-type="string">
            <text:p text:style-name="P16"/>
          </table:table-cell>
          <table:table-cell table:style-name="Table4.D2" office:value-type="string">
            <text:p text:style-name="Table_20_Contents">Equipment check</text:p>
          </table:table-cell>
        </table:table-row>
        <table:table-row>
          <table:table-cell table:style-name="Table4.A2" office:value-type="string">
            <text:p text:style-name="P16">DC</text:p>
          </table:table-cell>
          <table:table-cell table:style-name="Table4.A2" office:value-type="string">
            <text:p text:style-name="P16">x08</text:p>
          </table:table-cell>
          <table:table-cell table:style-name="Table4.A2" office:value-type="string">
            <text:p text:style-name="P16"/>
          </table:table-cell>
          <table:table-cell table:style-name="Table4.D2" office:value-type="string">
            <text:p text:style-name="Table_20_Contents">Data check</text:p>
          </table:table-cell>
        </table:table-row>
        <table:table-row>
          <table:table-cell table:style-name="Table4.A2" office:value-type="string">
            <text:p text:style-name="P16">OR</text:p>
          </table:table-cell>
          <table:table-cell table:style-name="Table4.A2" office:value-type="string">
            <text:p text:style-name="P16">x04</text:p>
          </table:table-cell>
          <table:table-cell table:style-name="Table4.A2" office:value-type="string">
            <text:p text:style-name="P16">yes</text:p>
          </table:table-cell>
          <table:table-cell table:style-name="Table4.D2" office:value-type="string">
            <text:p text:style-name="Table_20_Contents">Overrun</text:p>
          </table:table-cell>
        </table:table-row>
        <table:table-row>
          <table:table-cell table:style-name="Table4.A2" office:value-type="string">
            <text:p text:style-name="P16">US</text:p>
          </table:table-cell>
          <table:table-cell table:style-name="Table4.A2" office:value-type="string">
            <text:p text:style-name="P16">x04</text:p>
          </table:table-cell>
          <table:table-cell table:style-name="Table4.A2" office:value-type="string">
            <text:p text:style-name="P16"/>
          </table:table-cell>
          <table:table-cell table:style-name="Table4.D2" office:value-type="string">
            <text:p text:style-name="Table_20_Contents">Unit specify</text:p>
          </table:table-cell>
        </table:table-row>
        <table:table-row>
          <table:table-cell table:style-name="Table4.A2" office:value-type="string">
            <text:p text:style-name="P16">CC</text:p>
          </table:table-cell>
          <table:table-cell table:style-name="Table4.A2" office:value-type="string">
            <text:p text:style-name="P16">x02</text:p>
          </table:table-cell>
          <table:table-cell table:style-name="Table4.A2" office:value-type="string">
            <text:p text:style-name="P16"/>
          </table:table-cell>
          <table:table-cell table:style-name="Table4.D2" office:value-type="string">
            <text:p text:style-name="Table_20_Contents">Control check</text:p>
          </table:table-cell>
        </table:table-row>
        <table:table-row>
          <table:table-cell table:style-name="Table4.A2" office:value-type="string">
            <text:p text:style-name="P16">OC</text:p>
          </table:table-cell>
          <table:table-cell table:style-name="Table4.A2" office:value-type="string">
            <text:p text:style-name="P16">x01</text:p>
          </table:table-cell>
          <table:table-cell table:style-name="Table4.A2" office:value-type="string">
            <text:p text:style-name="P16"/>
          </table:table-cell>
          <table:table-cell table:style-name="Table4.D2" office:value-type="string">
            <text:p text:style-name="Table_20_Contents">Operation check</text:p>
          </table:table-cell>
        </table:table-row>
      </table:table>
      <text:p text:style-name="P9"/>
      <table:table table:name="Table5" table:style-name="Table5">
        <table:table-column table:style-name="Table5.A"/>
        <table:table-column table:style-name="Table5.B" table:number-columns-repeated="2"/>
        <table:table-column table:style-name="Table5.D"/>
        <table:table-header-rows>
          <table:table-row>
            <table:table-cell table:style-name="Table5.A1" office:value-type="string">
              <text:p text:style-name="Table_20_Heading">Sense Byte 1 Code</text:p>
            </table:table-cell>
            <table:table-cell table:style-name="Table5.A1" office:value-type="string">
              <text:p text:style-name="Table_20_Heading">Flag</text:p>
            </table:table-cell>
            <table:table-cell table:style-name="Table5.A1" office:value-type="string">
              <text:p text:style-name="Table_20_Heading">Used</text:p>
            </table:table-cell>
            <table:table-cell table:style-name="Table5.D1" office:value-type="string">
              <text:p text:style-name="Table_20_Heading">Meaning</text:p>
            </table:table-cell>
          </table:table-row>
        </table:table-header-rows>
        <table:table-row>
          <table:table-cell table:style-name="Table5.A2" office:value-type="string">
            <text:p text:style-name="P16">PER</text:p>
          </table:table-cell>
          <table:table-cell table:style-name="Table5.A2" office:value-type="string">
            <text:p text:style-name="P16">x80</text:p>
          </table:table-cell>
          <table:table-cell table:style-name="Table5.A2" office:value-type="string">
            <text:p text:style-name="P16"/>
          </table:table-cell>
          <table:table-cell table:style-name="Table5.D2" office:value-type="string">
            <text:p text:style-name="Table_20_Contents">Permanent error</text:p>
          </table:table-cell>
        </table:table-row>
        <table:table-row>
          <table:table-cell table:style-name="Table5.A2" office:value-type="string">
            <text:p text:style-name="P16">ITF</text:p>
          </table:table-cell>
          <table:table-cell table:style-name="Table5.A2" office:value-type="string">
            <text:p text:style-name="P16">x40</text:p>
          </table:table-cell>
          <table:table-cell table:style-name="Table5.A2" office:value-type="string">
            <text:p text:style-name="P16"/>
          </table:table-cell>
          <table:table-cell table:style-name="Table5.D2" office:value-type="string">
            <text:p text:style-name="Table_20_Contents">Invalid track format</text:p>
          </table:table-cell>
        </table:table-row>
        <table:table-row>
          <table:table-cell table:style-name="Table5.A2" office:value-type="string">
            <text:p text:style-name="P16">EOC</text:p>
          </table:table-cell>
          <table:table-cell table:style-name="Table5.A2" office:value-type="string">
            <text:p text:style-name="P16">x20</text:p>
          </table:table-cell>
          <table:table-cell table:style-name="Table5.A2" office:value-type="string">
            <text:p text:style-name="P16"/>
          </table:table-cell>
          <table:table-cell table:style-name="Table5.D2" office:value-type="string">
            <text:p text:style-name="Table_20_Contents">End of cylinder</text:p>
          </table:table-cell>
        </table:table-row>
        <table:table-row>
          <table:table-cell table:style-name="Table5.A2" office:value-type="string">
            <text:p text:style-name="P16">MTO</text:p>
          </table:table-cell>
          <table:table-cell table:style-name="Table5.A2" office:value-type="string">
            <text:p text:style-name="P16">x10</text:p>
          </table:table-cell>
          <table:table-cell table:style-name="Table5.A2" office:value-type="string">
            <text:p text:style-name="P16"/>
          </table:table-cell>
          <table:table-cell table:style-name="Table5.D2" office:value-type="string">
            <text:p text:style-name="Table_20_Contents">Message to operator</text:p>
          </table:table-cell>
        </table:table-row>
        <table:table-row>
          <table:table-cell table:style-name="Table5.A2" office:value-type="string">
            <text:p text:style-name="P16">NRF</text:p>
          </table:table-cell>
          <table:table-cell table:style-name="Table5.A2" office:value-type="string">
            <text:p text:style-name="P16">x08</text:p>
          </table:table-cell>
          <table:table-cell table:style-name="Table5.A2" office:value-type="string">
            <text:p text:style-name="P16"/>
          </table:table-cell>
          <table:table-cell table:style-name="Table5.D2" office:value-type="string">
            <text:p text:style-name="Table_20_Contents">No record found</text:p>
          </table:table-cell>
        </table:table-row>
        <table:table-row>
          <table:table-cell table:style-name="Table5.A2" office:value-type="string">
            <text:p text:style-name="P16">FP</text:p>
          </table:table-cell>
          <table:table-cell table:style-name="Table5.A2" office:value-type="string">
            <text:p text:style-name="P16">x04</text:p>
          </table:table-cell>
          <table:table-cell table:style-name="Table5.A2" office:value-type="string">
            <text:p text:style-name="P16"/>
          </table:table-cell>
          <table:table-cell table:style-name="Table5.D2" office:value-type="string">
            <text:p text:style-name="Table_20_Contents">File protected</text:p>
          </table:table-cell>
        </table:table-row>
        <table:table-row>
          <table:table-cell table:style-name="Table5.A2" office:value-type="string">
            <text:p text:style-name="P16">WI</text:p>
          </table:table-cell>
          <table:table-cell table:style-name="Table5.A2" office:value-type="string">
            <text:p text:style-name="P16">x02</text:p>
          </table:table-cell>
          <table:table-cell table:style-name="Table5.A2" office:value-type="string">
            <text:p text:style-name="P16"/>
          </table:table-cell>
          <table:table-cell table:style-name="Table5.D2" office:value-type="string">
            <text:p text:style-name="Table_20_Contents">Write inhibited</text:p>
          </table:table-cell>
        </table:table-row>
        <table:table-row>
          <table:table-cell table:style-name="Table5.A2" office:value-type="string">
            <text:p text:style-name="P16">IE</text:p>
          </table:table-cell>
          <table:table-cell table:style-name="Table5.A2" office:value-type="string">
            <text:p text:style-name="P16">x01</text:p>
          </table:table-cell>
          <table:table-cell table:style-name="Table5.A2" office:value-type="string">
            <text:p text:style-name="P16"/>
          </table:table-cell>
          <table:table-cell table:style-name="Table5.D2" office:value-type="string">
            <text:p text:style-name="Table_20_Contents">Imprecise ending</text:p>
          </table:table-cell>
        </table:table-row>
      </table:table>
      <text:p text:style-name="P9"/>
      <table:table table:name="Table10" table:style-name="Table10">
        <table:table-column table:style-name="Table10.A"/>
        <table:table-column table:style-name="Table10.B"/>
        <table:table-column table:style-name="Table10.C"/>
        <table:table-column table:style-name="Table10.D"/>
        <table:table-header-rows>
          <text:soft-page-break/>
          <table:table-row>
            <table:table-cell table:number-columns-spanned="3">
              <table:table table:is-sub-table="true">
                <table:table-column table:style-name="Table10.A1.1"/>
                <table:table-column table:style-name="Table10.A1.2"/>
                <table:table-column table:style-name="Table10.A1.3"/>
                <table:table-column table:style-name="Table10.A1.4"/>
                <table:table-row>
                  <table:table-cell table:style-name="Table10.A1.1.1" table:number-columns-spanned="2" office:value-type="string">
                    <text:p text:style-name="Table_20_Heading">Device Status</text:p>
                  </table:table-cell>
                  <table:covered-table-cell/>
                  <table:table-cell table:style-name="Table10.A1.1.1" table:number-columns-spanned="2" office:value-type="string">
                    <text:p text:style-name="Table_20_Heading">Device Sense</text:p>
                  </table:table-cell>
                  <table:covered-table-cell/>
                </table:table-row>
                <table:table-row>
                  <table:table-cell table:style-name="Table10.A1.1.2" office:value-type="string">
                    <text:p text:style-name="P18">Status</text:p>
                  </table:table-cell>
                  <table:table-cell table:style-name="Table10.A1.1.2" office:value-type="string">
                    <text:p text:style-name="P18">Flags</text:p>
                  </table:table-cell>
                  <table:table-cell table:style-name="Table10.A1.1.2" office:value-type="string">
                    <text:p text:style-name="P18">Sense</text:p>
                  </table:table-cell>
                  <table:table-cell table:style-name="Table10.A1.1.2" office:value-type="string">
                    <text:p text:style-name="P18">Flags</text:p>
                  </table:table-cell>
                </table:table-row>
              </table:table>
            </table:table-cell>
            <table:covered-table-cell/>
            <table:covered-table-cell/>
            <table:table-cell table:style-name="Table10.D1" office:value-type="string">
              <text:p text:style-name="Table_20_Heading">Sense Command Causes</text:p>
            </table:table-cell>
          </table:table-row>
        </table:table-header-rows>
        <table:table-row>
          <table:table-cell table:style-name="Table10.A1.1.2" office:value-type="string">
            <text:p text:style-name="P16">CE,DE</text:p>
          </table:table-cell>
          <table:table-cell table:style-name="Table10.A1.1.2" office:value-type="string">
            <text:p text:style-name="P16">x0C</text:p>
          </table:table-cell>
          <table:table-cell table:style-name="Table10.A1.1.2" office:value-type="string">
            <text:p text:style-name="P16"/>
          </table:table-cell>
          <table:table-cell table:style-name="Table10.D2" office:value-type="string">
            <text:p text:style-name="Table_20_Contents">Normal termination</text:p>
          </table:table-cell>
        </table:table-row>
      </table:table>
      <text:p text:style-name="P7"/>
      <text:p text:style-name="P6">x14 – Unconditional Reserve Command<text:toc-mark text:string-value="x14 - Unconditional Reserve " text:outline-level="2"/> </text:p>
      <text:p text:style-name="P6"/>
      <text:p text:style-name="P27">Unconditionally reserves device.</text:p>
      <text:p text:style-name="P11"/>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number-columns-spanned="4">
              <table:table table:is-sub-table="true">
                <table:table-column table:style-name="Table11.A1.1"/>
                <table:table-column table:style-name="Table11.A1.2"/>
                <table:table-column table:style-name="Table11.C"/>
                <table:table-column table:style-name="Table11.A1.4"/>
                <table:table-row>
                  <table:table-cell table:style-name="Table11.A1.1.1" table:number-columns-spanned="2" office:value-type="string">
                    <text:p text:style-name="Table_20_Heading">Device Status</text:p>
                  </table:table-cell>
                  <table:covered-table-cell/>
                  <table:table-cell table:style-name="Table11.A1.1.1" table:number-columns-spanned="2" office:value-type="string">
                    <text:p text:style-name="Table_20_Heading">Device Sense</text:p>
                  </table:table-cell>
                  <table:covered-table-cell/>
                </table:table-row>
                <table:table-row>
                  <table:table-cell table:style-name="Table11.A1.1.2" office:value-type="string">
                    <text:p text:style-name="P18">Status</text:p>
                  </table:table-cell>
                  <table:table-cell table:style-name="Table11.A1.1.2" office:value-type="string">
                    <text:p text:style-name="P18">Flags</text:p>
                  </table:table-cell>
                  <table:table-cell table:style-name="Table11.A1.1.2" office:value-type="string">
                    <text:p text:style-name="P18">Sense</text:p>
                  </table:table-cell>
                  <table:table-cell table:style-name="Table11.A1.1.2" office:value-type="string">
                    <text:p text:style-name="P18">Flags</text:p>
                  </table:table-cell>
                </table:table-row>
              </table:table>
            </table:table-cell>
            <table:covered-table-cell/>
            <table:covered-table-cell/>
            <table:covered-table-cell/>
            <table:table-cell table:style-name="Table11.E1" office:value-type="string">
              <text:p text:style-name="Table_20_Heading">Sense Command Causes</text:p>
            </table:table-cell>
          </table:table-row>
        </table:table-header-rows>
        <table:table-row>
          <table:table-cell table:style-name="Table11.A1.1.2" office:value-type="string">
            <text:p text:style-name="P16">CE,DE</text:p>
          </table:table-cell>
          <table:table-cell table:style-name="Table11.A1.1.2" office:value-type="string">
            <text:p text:style-name="P16">x0C</text:p>
          </table:table-cell>
          <table:table-cell table:style-name="Table11.A1.1.2" table:number-columns-spanned="2" office:value-type="string">
            <text:p text:style-name="P16"/>
          </table:table-cell>
          <table:covered-table-cell/>
          <table:table-cell table:style-name="Table11.E3" office:value-type="string">
            <text:p text:style-name="Table_20_Contents">Normal termination</text:p>
          </table:table-cell>
        </table:table-row>
        <table:table-row>
          <table:table-cell table:style-name="Table11.A1.1.2" office:value-type="string">
            <text:p text:style-name="P16">CE,DE,UC</text:p>
          </table:table-cell>
          <table:table-cell table:style-name="Table11.A1.1.2" office:value-type="string">
            <text:p text:style-name="P16">x0E</text:p>
          </table:table-cell>
          <table:table-cell table:style-name="Table11.A1.1.2" office:value-type="string">
            <text:p text:style-name="P16">CR</text:p>
          </table:table-cell>
          <table:table-cell table:style-name="Table11.A1.1.2" office:value-type="string">
            <text:p text:style-name="P16">x80</text:p>
          </table:table-cell>
          <table:table-cell table:style-name="Table11.E3" office:value-type="string">
            <text:p text:style-name="Table_20_Contents">Not first command in the CCW chain</text:p>
          </table:table-cell>
        </table:table-row>
      </table:table>
      <text:p text:style-name="P7"/>
      <text:p text:style-name="P7"/>
      <text:p text:style-name="P6">x41 – Write Command<text:toc-mark text:string-value="x41 - Write Command " text:outline-level="2"/> </text:p>
      <text:p text:style-name="P7"/>
      <text:p text:style-name="P28">Writes data starting with the current block. <text:s/>If the last block is not completely rewritten it will be filled with X’00’.</text:p>
      <text:p text:style-name="P7"/>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number-columns-spanned="4">
              <table:table table:is-sub-table="true">
                <table:table-column table:style-name="Table12.A1.1"/>
                <table:table-column table:style-name="Table12.A1.2"/>
                <table:table-column table:style-name="Table12.C"/>
                <table:table-column table:style-name="Table12.A1.4"/>
                <table:table-row>
                  <table:table-cell table:style-name="Table12.A1.1.1" table:number-columns-spanned="2" office:value-type="string">
                    <text:p text:style-name="Table_20_Heading">Device Status</text:p>
                  </table:table-cell>
                  <table:covered-table-cell/>
                  <table:table-cell table:style-name="Table12.A1.1.1" table:number-columns-spanned="2" office:value-type="string">
                    <text:p text:style-name="Table_20_Heading">Device Sense</text:p>
                  </table:table-cell>
                  <table:covered-table-cell/>
                </table:table-row>
                <table:table-row>
                  <table:table-cell table:style-name="Table12.A1.1.2" office:value-type="string">
                    <text:p text:style-name="P18">Status</text:p>
                  </table:table-cell>
                  <table:table-cell table:style-name="Table12.A1.1.2" office:value-type="string">
                    <text:p text:style-name="P18">Flags</text:p>
                  </table:table-cell>
                  <table:table-cell table:style-name="Table12.A1.1.2" office:value-type="string">
                    <text:p text:style-name="P18">Sense</text:p>
                  </table:table-cell>
                  <table:table-cell table:style-name="Table12.A1.1.2" office:value-type="string">
                    <text:p text:style-name="P18">Flags</text:p>
                  </table:table-cell>
                </table:table-row>
              </table:table>
            </table:table-cell>
            <table:covered-table-cell/>
            <table:covered-table-cell/>
            <table:covered-table-cell/>
            <table:table-cell table:style-name="Table12.E1" office:value-type="string">
              <text:p text:style-name="Table_20_Heading">Write Command Causes</text:p>
            </table:table-cell>
          </table:table-row>
        </table:table-header-rows>
        <table:table-row>
          <table:table-cell table:style-name="Table12.A1.1.2" office:value-type="string">
            <text:p text:style-name="P16">CE,DE</text:p>
          </table:table-cell>
          <table:table-cell table:style-name="Table12.A1.1.2" office:value-type="string">
            <text:p text:style-name="P16">x0C</text:p>
          </table:table-cell>
          <table:table-cell table:style-name="Table12.A1.1.2" table:number-columns-spanned="2" office:value-type="string">
            <text:p text:style-name="P16"/>
          </table:table-cell>
          <table:covered-table-cell/>
          <table:table-cell table:style-name="Table12.E4" office:value-type="string">
            <text:p text:style-name="Table_20_Contents">Normal termination</text:p>
          </table:table-cell>
        </table:table-row>
        <table:table-row>
          <table:table-cell table:style-name="Table12.A1.1.2" office:value-type="string">
            <text:p text:style-name="P16">CE,DE,UC</text:p>
          </table:table-cell>
          <table:table-cell table:style-name="Table12.A1.1.2" office:value-type="string">
            <text:p text:style-name="P16">x0E</text:p>
          </table:table-cell>
          <table:table-cell table:style-name="Table12.A1.1.2" office:value-type="string">
            <text:p text:style-name="P16">CR</text:p>
          </table:table-cell>
          <table:table-cell table:style-name="Table12.A1.1.2" office:value-type="string">
            <text:p text:style-name="P16">x80</text:p>
          </table:table-cell>
          <table:table-cell table:style-name="Table12.E4" office:value-type="string">
            <text:list xml:id="list538813505" text:style-name="WW8Num1">
              <text:list-item>
                <text:p text:style-name="P39">Command chained from anything other than a Locate comamnd.</text:p>
              </text:list-item>
              <text:list-item>
                <text:p text:style-name="P39">Locate command did not specify a write or write verify operation</text:p>
              </text:list-item>
              <text:list-item>
                <text:p text:style-name="P39">Attempt to write outside of the volume.</text:p>
              </text:list-item>
            </text:list>
          </table:table-cell>
        </table:table-row>
        <table:table-row>
          <table:table-cell table:style-name="Table12.A1.1.2" office:value-type="string">
            <text:p text:style-name="P16">CE,DE,UC</text:p>
          </table:table-cell>
          <table:table-cell table:style-name="Table12.A1.1.2" office:value-type="string">
            <text:p text:style-name="P16">x0E</text:p>
          </table:table-cell>
          <table:table-cell table:style-name="Table12.A1.1.2" office:value-type="string">
            <text:p text:style-name="P16">OR</text:p>
          </table:table-cell>
          <table:table-cell table:style-name="Table12.A1.1.2" office:value-type="string">
            <text:p text:style-name="P16">x04</text:p>
          </table:table-cell>
          <table:table-cell table:style-name="Table12.E4" office:value-type="string">
            <text:p text:style-name="Table_20_Contents">Attempt to data chain within the physical block.</text:p>
          </table:table-cell>
        </table:table-row>
      </table:table>
      <text:p text:style-name="P7"/>
      <text:p text:style-name="P6">x42 – Read Command<text:toc-mark text:string-value="x42 - Read " text:outline-level="2"/> </text:p>
      <text:p text:style-name="P7"/>
      <text:p text:style-name="P24">Reads data starting with the current block.</text:p>
      <text:p text:style-name="P24"/>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number-columns-spanned="4">
              <table:table table:is-sub-table="true">
                <table:table-column table:style-name="Table13.A1.1"/>
                <table:table-column table:style-name="Table13.A1.2"/>
                <table:table-column table:style-name="Table13.C"/>
                <table:table-column table:style-name="Table13.A1.4"/>
                <table:table-row>
                  <table:table-cell table:style-name="Table13.A1.1.1" table:number-columns-spanned="2" office:value-type="string">
                    <text:p text:style-name="Table_20_Heading">Device Status</text:p>
                  </table:table-cell>
                  <table:covered-table-cell/>
                  <table:table-cell table:style-name="Table13.A1.1.1" table:number-columns-spanned="2" office:value-type="string">
                    <text:p text:style-name="Table_20_Heading">Device Sense</text:p>
                  </table:table-cell>
                  <table:covered-table-cell/>
                </table:table-row>
                <table:table-row>
                  <table:table-cell table:style-name="Table13.A1.1.2" office:value-type="string">
                    <text:p text:style-name="P18">Status</text:p>
                  </table:table-cell>
                  <table:table-cell table:style-name="Table13.A1.1.2" office:value-type="string">
                    <text:p text:style-name="P18">Flags</text:p>
                  </table:table-cell>
                  <table:table-cell table:style-name="Table13.A1.1.2" office:value-type="string">
                    <text:p text:style-name="P18">Sense</text:p>
                  </table:table-cell>
                  <table:table-cell table:style-name="Table13.A1.1.2" office:value-type="string">
                    <text:p text:style-name="P18">Flags</text:p>
                  </table:table-cell>
                </table:table-row>
              </table:table>
            </table:table-cell>
            <table:covered-table-cell/>
            <table:covered-table-cell/>
            <table:covered-table-cell/>
            <table:table-cell table:style-name="Table13.E1" office:value-type="string">
              <text:p text:style-name="Table_20_Heading">Read Command Causes</text:p>
            </table:table-cell>
          </table:table-row>
        </table:table-header-rows>
        <table:table-row>
          <table:table-cell table:style-name="Table13.A1.1.2" office:value-type="string">
            <text:p text:style-name="P16">CE,DE</text:p>
          </table:table-cell>
          <table:table-cell table:style-name="Table13.A1.1.2" office:value-type="string">
            <text:p text:style-name="P16">x0C</text:p>
          </table:table-cell>
          <table:table-cell table:style-name="Table13.A1.1.2" table:number-columns-spanned="2" office:value-type="string">
            <text:p text:style-name="P16"/>
          </table:table-cell>
          <table:covered-table-cell/>
          <table:table-cell table:style-name="Table13.E4" office:value-type="string">
            <text:p text:style-name="Table_20_Contents">Normal termination</text:p>
          </table:table-cell>
        </table:table-row>
        <text:soft-page-break/>
        <table:table-row>
          <table:table-cell table:style-name="Table13.A1.1.2" office:value-type="string">
            <text:p text:style-name="P16">CE,DE,UC</text:p>
          </table:table-cell>
          <table:table-cell table:style-name="Table13.A1.1.2" office:value-type="string">
            <text:p text:style-name="P16">x0E</text:p>
          </table:table-cell>
          <table:table-cell table:style-name="Table13.A1.1.2" office:value-type="string">
            <text:p text:style-name="P16">CR</text:p>
          </table:table-cell>
          <table:table-cell table:style-name="Table13.A1.1.2" office:value-type="string">
            <text:p text:style-name="P16">x80</text:p>
          </table:table-cell>
          <table:table-cell table:style-name="Table13.E4" office:value-type="string">
            <text:list xml:id="list1204483971" text:style-name="L1">
              <text:list-item>
                <text:p text:style-name="P40">Command chained from anything other than a Read or Read IPL command.</text:p>
              </text:list-item>
              <text:list-item>
                <text:p text:style-name="P40">Locate Command did not specify a READ or READ REPLICATE operation</text:p>
              </text:list-item>
              <text:list-item>
                <text:p text:style-name="P40">Reading from outside of the volume</text:p>
              </text:list-item>
            </text:list>
          </table:table-cell>
        </table:table-row>
        <table:table-row>
          <table:table-cell table:style-name="Table13.A1.1.2" office:value-type="string">
            <text:p text:style-name="P16">CE,DE,UC</text:p>
          </table:table-cell>
          <table:table-cell table:style-name="Table13.A1.1.2" office:value-type="string">
            <text:p text:style-name="P16">x0E</text:p>
          </table:table-cell>
          <table:table-cell table:style-name="Table13.A1.1.2" office:value-type="string">
            <text:p text:style-name="P16">OR</text:p>
          </table:table-cell>
          <table:table-cell table:style-name="Table13.A1.1.2" office:value-type="string">
            <text:p text:style-name="P16">x04</text:p>
          </table:table-cell>
          <table:table-cell table:style-name="Table13.E4" office:value-type="string">
            <text:p text:style-name="Table_20_Contents">Data chaining within a physical block.</text:p>
          </table:table-cell>
        </table:table-row>
      </table:table>
      <text:p text:style-name="P7"/>
      <text:p text:style-name="P6">x43 – Locate Command<text:toc-mark text:string-value="x43 - Locate " text:outline-level="2"/> </text:p>
      <text:p text:style-name="P7"/>
      <text:p text:style-name="P25">Positions the DASD for reading or writing within the defined extent. <text:s/>8 bytes of data as defined in the following table. <text:s/>The Locate and Define Extent commands cooperate to identify the physical block or blocks that will be read or written to the FBA DASD. <text:s/>The relationship between the commands assumes that a dataset is composed of multiple extents accessed by multi-physical block reads and writes from and to an extent. <text:s/>The Locate and Define Extent commands provide the linkage between:</text:p>
      <text:p text:style-name="P25"/>
      <text:list xml:id="list1455129820" text:style-name="L2">
        <text:list-item>
          <text:p text:style-name="P37">logical block addressing relative to the start of the dataset and</text:p>
        </text:list-item>
        <text:list-item>
          <text:p text:style-name="P37">phycial block numbering relative to the start of the physical device.</text:p>
        </text:list-item>
      </text:list>
      <text:p text:style-name="P25"/>
      <text:p text:style-name="P25">A simple matrix illustrates these relationships. <text:s/>The field names used in the matrix are those used by Hercules FBADEV structure.</text:p>
      <text:p text:style-name="P25"/>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BA I/O Component</text:p>
            </table:table-cell>
            <table:table-cell table:style-name="Table18.A1" office:value-type="string">
              <text:p text:style-name="Table_20_Heading">Logical Addressing</text:p>
              <text:p text:style-name="Table_20_Heading">(Dataset Relative)</text:p>
            </table:table-cell>
            <table:table-cell table:style-name="Table18.C1" office:value-type="string">
              <text:p text:style-name="Table_20_Heading">Physical Addressing</text:p>
              <text:p text:style-name="Table_20_Heading">(Device Relative)</text:p>
            </table:table-cell>
          </table:table-row>
        </table:table-header-rows>
        <table:table-row>
          <table:table-cell table:style-name="Table18.A2" office:value-type="string">
            <text:p text:style-name="Table_20_Contents">Locate Command Data</text:p>
          </table:table-cell>
          <table:table-cell table:style-name="Table18.A2" office:value-type="string">
            <text:p text:style-name="Table_20_Contents">Bytes 4-7, fbacblk</text:p>
          </table:table-cell>
          <table:table-cell table:style-name="Table18.C2" office:value-type="string">
            <text:p text:style-name="Table_20_Contents"/>
          </table:table-cell>
        </table:table-row>
        <table:table-row>
          <table:table-cell table:style-name="Table18.A3" office:value-type="string">
            <text:p text:style-name="Table_20_Contents">Define Extent Command Data</text:p>
          </table:table-cell>
          <table:table-cell table:style-name="Table18.A2" office:value-type="string">
            <text:p text:style-name="Table_20_Contents">Bytes 8-11, fbaxfirst</text:p>
            <text:p text:style-name="Table_20_Contents">Bytes 12-15, fbaxlast</text:p>
          </table:table-cell>
          <table:table-cell table:style-name="Table18.C3" office:value-type="string">
            <text:p text:style-name="Table_20_Contents">Bytes 4-7, fbaxblk</text:p>
          </table:table-cell>
        </table:table-row>
        <table:table-row>
          <table:table-cell table:style-name="Table18.A2" office:value-type="string">
            <text:p text:style-name="Table_20_Contents">Device Volume</text:p>
          </table:table-cell>
          <table:table-cell table:style-name="Table18.A2" office:value-type="string">
            <text:p text:style-name="Table_20_Contents"/>
          </table:table-cell>
          <table:table-cell table:style-name="Table18.C2" office:value-type="string">
            <text:p text:style-name="Table_20_Contents">Volume size, fbanumblk</text:p>
          </table:table-cell>
        </table:table-row>
      </table:table>
      <text:p text:style-name="P25"/>
      <text:p text:style-name="P25">The following computation is performed by the device to locate the physical blocks targeted by the next read or write command.</text:p>
      <text:p text:style-name="P25"/>
      <table:table table:name="Table8" table:style-name="Table8">
        <table:table-column table:style-name="Table8.A" table:number-columns-repeated="2"/>
        <table:table-column table:style-name="Table8.C"/>
        <table:table-header-rows>
          <table:table-row>
            <table:table-cell table:style-name="Table8.A1" office:value-type="string">
              <text:p text:style-name="Table_20_Heading">Field</text:p>
            </table:table-cell>
            <table:table-cell table:style-name="Table8.A1" office:value-type="string">
              <text:p text:style-name="Table_20_Heading">Constraint</text:p>
            </table:table-cell>
            <table:table-cell table:style-name="Table8.C1" office:value-type="string">
              <text:p text:style-name="Table_20_Heading"/>
            </table:table-cell>
          </table:table-row>
        </table:table-header-rows>
        <table:table-row>
          <table:table-cell table:style-name="Table8.A2" office:value-type="string">
            <text:p text:style-name="Table_20_Contents"><text:s text:c="3"/>fbalcblk</text:p>
          </table:table-cell>
          <table:table-cell table:style-name="Table8.A2" office:value-type="string">
            <text:p text:style-name="Table_20_Contents">Identified blocks must be valid for the defined extent</text:p>
          </table:table-cell>
          <table:table-cell table:style-name="Table8.C2" office:value-type="string">
            <text:p text:style-name="Table_20_Contents">Starting logical block within the dataset to be read or written</text:p>
          </table:table-cell>
        </table:table-row>
        <text:soft-page-break/>
        <table:table-row>
          <table:table-cell table:style-name="Table8.A2" office:value-type="string">
            <text:p text:style-name="Table_20_Contents">- <text:s/>fbaxfirst</text:p>
          </table:table-cell>
          <table:table-cell table:style-name="Table8.A2" office:value-type="string">
            <text:p text:style-name="Table_20_Contents">Extent must be contained on the device</text:p>
          </table:table-cell>
          <table:table-cell table:style-name="Table8.C2" office:value-type="string">
            <text:p text:style-name="Table_20_Contents">Logical address of start of <text:s/>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Number of blocks into the extent that the <text:s/>identified blocks exist</text:p>
          </table:table-cell>
        </table:table-row>
        <table:table-row>
          <table:table-cell table:style-name="Table8.A2" office:value-type="string">
            <text:p text:style-name="Table_20_Contents">+fbaxblkn</text:p>
          </table:table-cell>
          <table:table-cell table:style-name="Table8.A2" office:value-type="string">
            <text:p text:style-name="Table_20_Contents"/>
          </table:table-cell>
          <table:table-cell table:style-name="Table8.C2" office:value-type="string">
            <text:p text:style-name="Table_20_Contents">Physical start of 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Starting physical block to be read or written</text:p>
          </table:table-cell>
        </table:table-row>
      </table:table>
      <text:p text:style-name="Standard"/>
      <text:p text:style-name="P25">In the following example, three physical blocks are targeted for reading or writing. <text:s/>These blocks are 1002 through 1004 inclusive of the dataset. <text:s/>The dataset is a multi-extent dataset and this particular extent resides on physical blocks 201 through 206 of the device. <text:s text:c="2"/>The preceding 1000 blocks of the dataset are in other extents. <text:s/>This tables shows the values that are required in the define extent and locate commands for this situatio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30">Defining Command</text:p>
            </table:table-cell>
            <table:table-cell table:style-name="Table7.A1" office:value-type="string">
              <text:p text:style-name="P31"/>
            </table:table-cell>
            <table:table-cell table:style-name="Table7.A1" office:value-type="string">
              <text:p text:style-name="P31">Extent</text:p>
            </table:table-cell>
            <table:table-cell table:style-name="Table7.A1" office:value-type="string">
              <text:p text:style-name="P31"/>
            </table:table-cell>
            <table:table-cell table:style-name="Table7.A1" office:value-type="string">
              <text:p text:style-name="P31">Locate</text:p>
            </table:table-cell>
            <table:table-cell table:style-name="Table7.A1" office:value-type="string">
              <text:p text:style-name="P31"/>
            </table:table-cell>
            <table:table-cell table:style-name="Table7.A1" office:value-type="string">
              <text:p text:style-name="P31">Locate</text:p>
            </table:table-cell>
            <table:table-cell table:style-name="Table7.A1" office:value-type="string">
              <text:p text:style-name="P31">Extent</text:p>
            </table:table-cell>
            <table:table-cell table:style-name="Table7.I1" office:value-type="string">
              <text:p text:style-name="P31"/>
            </table:table-cell>
          </table:table-row>
        </table:table-header-rows>
        <table:table-row>
          <table:table-cell table:style-name="Table7.A2" office:value-type="string">
            <text:p text:style-name="P20">logical block of records in a <text:s/>logical dataset</text:p>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fbacblk1002</text:p>
          </table:table-cell>
          <table:table-cell table:style-name="Table7.A2" office:value-type="string">
            <text:p text:style-name="P21"/>
          </table:table-cell>
          <table:table-cell table:style-name="Table7.A2" office:value-type="string">
            <text:p text:style-name="P21">fbalcnum</text:p>
            <text:p text:style-name="P21">3</text:p>
          </table:table-cell>
          <table:table-cell table:style-name="Table7.A2" office:value-type="string">
            <text:p text:style-name="P21"/>
          </table:table-cell>
          <table:table-cell table:style-name="Table7.I2" office:value-type="string">
            <text:p text:style-name="P21"/>
          </table:table-cell>
        </table:table-row>
        <table:table-row>
          <table:table-cell table:style-name="Table7.A2" office:value-type="string">
            <text:p text:style-name="P20">Extent's relative position within the logical dataset</text:p>
          </table:table-cell>
          <table:table-cell table:style-name="Table7.A2" office:value-type="string">
            <text:p text:style-name="P21"/>
          </table:table-cell>
          <table:table-cell table:style-name="Table7.A2" office:value-type="string">
            <text:p text:style-name="P21">fbaxfirst1000</text:p>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fbaxlast1005</text:p>
          </table:table-cell>
          <table:table-cell table:style-name="Table7.I2" office:value-type="string">
            <text:p text:style-name="P21"/>
          </table:table-cell>
        </table:table-row>
        <table:table-row>
          <table:table-cell table:style-name="Table7.A2" office:value-type="string">
            <text:p text:style-name="P20">Physical start of the extent</text:p>
          </table:table-cell>
          <table:table-cell table:style-name="Table7.A2" office:value-type="string">
            <text:p text:style-name="P21"/>
          </table:table-cell>
          <table:table-cell table:style-name="Table7.A2" office:value-type="string">
            <text:p text:style-name="P22">fbaxblk 201</text:p>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I2" office:value-type="string">
            <text:p text:style-name="P21"/>
          </table:table-cell>
        </table:table-row>
        <table:table-row>
          <table:table-cell table:style-name="Table7.A2" office:value-type="string">
            <text:p text:style-name="P20">Physical blocks on the device</text:p>
          </table:table-cell>
          <table:table-cell table:style-name="Table7.A2" office:value-type="string">
            <text:p text:style-name="P21">200</text:p>
          </table:table-cell>
          <table:table-cell table:style-name="Table7.A2" office:value-type="string">
            <text:p text:style-name="P21">201</text:p>
          </table:table-cell>
          <table:table-cell table:style-name="Table7.A2" office:value-type="string">
            <text:p text:style-name="P21">202</text:p>
          </table:table-cell>
          <table:table-cell table:style-name="Table7.A2" office:value-type="string">
            <text:p text:style-name="P21">203</text:p>
          </table:table-cell>
          <table:table-cell table:style-name="Table7.A2" office:value-type="string">
            <text:p text:style-name="P21">204</text:p>
          </table:table-cell>
          <table:table-cell table:style-name="Table7.A2" office:value-type="string">
            <text:p text:style-name="P21">205</text:p>
          </table:table-cell>
          <table:table-cell table:style-name="Table7.A2" office:value-type="string">
            <text:p text:style-name="P21">206</text:p>
          </table:table-cell>
          <table:table-cell table:style-name="Table7.I2" office:value-type="string">
            <text:p text:style-name="P21">207 fbanumblk</text:p>
          </table:table-cell>
        </table:table-row>
      </table:table>
      <text:p text:style-name="P7"/>
      <text:p text:style-name="P7"/>
      <table:table table:name="Table14" table:style-name="Table14">
        <table:table-column table:style-name="Table14.A"/>
        <table:table-column table:style-name="Table14.B"/>
        <table:table-row>
          <table:table-cell table:style-name="Table14.A1" office:value-type="string">
            <text:p text:style-name="Table_20_Heading">Bytes</text:p>
          </table:table-cell>
          <table:table-cell table:style-name="Table14.B1" office:value-type="string">
            <text:p text:style-name="Table_20_Heading">LOCATE Data Field Content</text:p>
          </table:table-cell>
        </table:table-row>
        <table:table-row>
          <table:table-cell table:style-name="Table14.A2" office:value-type="string">
            <text:p text:style-name="P16">0</text:p>
          </table:table-cell>
          <table:table-cell>
            <table:table table:is-sub-table="true">
              <table:table-column table:style-name="Table14.B2.1"/>
              <table:table-column table:style-name="Table14.B2.2"/>
              <table:table-row>
                <table:table-cell table:style-name="Table14.B2.1.1" office:value-type="string">
                  <text:p text:style-name="P19">Values</text:p>
                </table:table-cell>
                <table:table-cell table:style-name="Table14.B2.2.1" office:value-type="string">
                  <text:p text:style-name="P16">Operation Code</text:p>
                </table:table-cell>
              </table:table-row>
              <table:table-row>
                <table:table-cell table:style-name="Table14.B2.1.1" office:value-type="string">
                  <text:p text:style-name="P16">x01</text:p>
                </table:table-cell>
                <table:table-cell table:style-name="Table14.B2.2.1" office:value-type="string">
                  <text:p text:style-name="Table_20_Contents">Write data operation. <text:s/>Invalid if Extent file mask inhibits all writes). <text:s/>Pads with binary zeros to the end of the block</text:p>
                </table:table-cell>
              </table:table-row>
              <table:table-row>
                <table:table-cell table:style-name="Table14.B2.1.1" office:value-type="string">
                  <text:p text:style-name="P16">x02</text:p>
                </table:table-cell>
                <table:table-cell table:style-name="Table14.B2.2.1" office:value-type="string">
                  <text:p text:style-name="Table_20_Contents">Read replicated data operation.</text:p>
                </table:table-cell>
              </table:table-row>
              <table:table-row>
                <table:table-cell table:style-name="Table14.B2.1.1" office:value-type="string">
                  <text:p text:style-name="P16">x04</text:p>
                </table:table-cell>
                <table:table-cell table:style-name="Table14.B2.2.1" office:value-type="string">
                  <text:p text:style-name="Table_20_Contents">Format defective block. <text:s/>Invalid if Extent file mask inhibits format writes.</text:p>
                </table:table-cell>
              </table:table-row>
              <table:table-row>
                <table:table-cell table:style-name="Table14.B2.1.1" office:value-type="string">
                  <text:p text:style-name="P16">x05</text:p>
                </table:table-cell>
                <table:table-cell table:style-name="Table14.B2.2.1" office:value-type="string">
                  <text:p text:style-name="Table_20_Contents">Write data and verify operation. <text:s/>Invalid if Extent file mask inhibits all writes.</text:p>
                </table:table-cell>
              </table:table-row>
              <table:table-row>
                <table:table-cell table:style-name="Table14.B2.1.1" office:value-type="string">
                  <text:p text:style-name="P16">x06</text:p>
                </table:table-cell>
                <table:table-cell table:style-name="Table14.B2.2.1" office:value-type="string">
                  <text:p text:style-name="Table_20_Contents">Read data operation</text:p>
                </table:table-cell>
              </table:table-row>
            </table:table>
          </table:table-cell>
        </table:table-row>
        <table:table-row>
          <table:table-cell table:style-name="Table14.A2" office:value-type="string">
            <text:p text:style-name="P16">1</text:p>
          </table:table-cell>
          <table:table-cell table:style-name="Table14.B2.2.1" office:value-type="string">
            <text:p text:style-name="Table_20_Contents">Replication count. <text:s/>Must not be zero and must be a multiple of Block Count. <text:s/>Ignored if operation is not read replicated data</text:p>
          </table:table-cell>
        </table:table-row>
        <text:soft-page-break/>
        <table:table-row>
          <table:table-cell table:style-name="Table14.B2.1.1" office:value-type="string">
            <text:p text:style-name="P16">2,3</text:p>
          </table:table-cell>
          <table:table-cell table:style-name="Table14.B2.2.1" office:value-type="string">
            <text:p text:style-name="Table_20_Contents">Number of blocks, starting with the block displacement (Source for <text:span text:style-name="T1">fbalcnum</text:span> field of Hercules FBADEV structure.) <text:s/>Must be within the range defined by <text:span text:style-name="T1">fbaxfirst</text:span> (bytes 8-11) and <text:span text:style-name="T1">fbaxlast</text:span> (bytes 12-15) if Define Extent Command data. <text:s/>Block displacement plus number of blocks must not extend beyond end of defined extent.</text:p>
          </table:table-cell>
        </table:table-row>
        <table:table-row>
          <table:table-cell table:style-name="Table14.B2.1.1" office:value-type="string">
            <text:p text:style-name="P16">4-7</text:p>
          </table:table-cell>
          <table:table-cell table:style-name="Table14.B2.2.1" office:value-type="string">
            <text:p text:style-name="Table_20_Contents">Block displacement of the first block relative to the dataset defined by the operation. <text:s/>(Source for <text:span text:style-name="T1">fbalcblk</text:span> field of Hercules FBADEV structure.) <text:s/>Must be within the range defined by <text:span text:style-name="T1">fbaxfirst</text:span> (bytes 8-11) and <text:span text:style-name="T1">fbaxlast</text:span> (bytes 12-15) if Define Extent Command data.</text:p>
          </table:table-cell>
        </table:table-row>
      </table:table>
      <text:p text:style-name="P7"/>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number-columns-spanned="4">
              <table:table table:is-sub-table="true">
                <table:table-column table:style-name="Table15.A1.1"/>
                <table:table-column table:style-name="Table15.A1.2"/>
                <table:table-column table:style-name="Table15.C"/>
                <table:table-column table:style-name="Table15.A1.4"/>
                <table:table-row>
                  <table:table-cell table:style-name="Table15.A1.1.1" table:number-columns-spanned="2" office:value-type="string">
                    <text:p text:style-name="Table_20_Heading">Device Status</text:p>
                  </table:table-cell>
                  <table:covered-table-cell/>
                  <table:table-cell table:style-name="Table15.A1.1.1" table:number-columns-spanned="2" office:value-type="string">
                    <text:p text:style-name="Table_20_Heading">Device Sense</text:p>
                  </table:table-cell>
                  <table:covered-table-cell/>
                </table:table-row>
                <table:table-row>
                  <table:table-cell table:style-name="Table15.A1.1.2" office:value-type="string">
                    <text:p text:style-name="P18">Status</text:p>
                  </table:table-cell>
                  <table:table-cell table:style-name="Table15.A1.1.2" office:value-type="string">
                    <text:p text:style-name="P18">Flags</text:p>
                  </table:table-cell>
                  <table:table-cell table:style-name="Table15.A1.1.2" office:value-type="string">
                    <text:p text:style-name="P18">Sense</text:p>
                  </table:table-cell>
                  <table:table-cell table:style-name="Table15.A1.1.2" office:value-type="string">
                    <text:p text:style-name="P18">Flags</text:p>
                  </table:table-cell>
                </table:table-row>
              </table:table>
            </table:table-cell>
            <table:covered-table-cell/>
            <table:covered-table-cell/>
            <table:covered-table-cell/>
            <table:table-cell table:style-name="Table15.E1" office:value-type="string">
              <text:p text:style-name="Table_20_Heading">Locate Command Causes</text:p>
            </table:table-cell>
          </table:table-row>
        </table:table-header-rows>
        <table:table-row>
          <table:table-cell table:style-name="Table15.A1.1.2" office:value-type="string">
            <text:p text:style-name="P16">CE,DE</text:p>
          </table:table-cell>
          <table:table-cell table:style-name="Table15.A1.1.2" office:value-type="string">
            <text:p text:style-name="P16">x0C</text:p>
          </table:table-cell>
          <table:table-cell table:style-name="Table15.A1.1.2" table:number-columns-spanned="2" office:value-type="string">
            <text:p text:style-name="P16"/>
          </table:table-cell>
          <table:covered-table-cell/>
          <table:table-cell table:style-name="Table15.E3" office:value-type="string">
            <text:p text:style-name="Table_20_Contents">Normal termination</text:p>
          </table:table-cell>
        </table:table-row>
        <table:table-row>
          <table:table-cell table:style-name="Table15.A1.1.2" office:value-type="string">
            <text:p text:style-name="P16">CE,DE,UC</text:p>
          </table:table-cell>
          <table:table-cell table:style-name="Table15.A1.1.2" office:value-type="string">
            <text:p text:style-name="P16">x0E</text:p>
          </table:table-cell>
          <table:table-cell table:style-name="Table15.A1.1.2" office:value-type="string">
            <text:p text:style-name="P16">CR</text:p>
          </table:table-cell>
          <table:table-cell table:style-name="Table15.A1.1.2" office:value-type="string">
            <text:p text:style-name="P16">x80</text:p>
          </table:table-cell>
          <table:table-cell table:style-name="Table15.E3" office:value-type="string">
            <text:list xml:id="list1131582724" text:style-name="L3">
              <text:list-item>
                <text:p text:style-name="P41">CCW count is less than 8 bytes.</text:p>
              </text:list-item>
              <text:list-item>
                <text:p text:style-name="P41">Command not chained from either a Define Extent or Read IPL command.</text:p>
              </text:list-item>
              <text:list-item>
                <text:p text:style-name="P41">Operation code defined by data is invalid.</text:p>
              </text:list-item>
              <text:list-item>
                <text:p text:style-name="P41">Operation defined by data is incompatible with the currently defined extent’s file mask.</text:p>
              </text:list-item>
              <text:list-item>
                <text:p text:style-name="P41">Block count is zero.</text:p>
              </text:list-item>
              <text:list-item>
                <text:p text:style-name="P41">Blocks are outside of the preceding defined extent.</text:p>
              </text:list-item>
              <text:list-item>
                <text:p text:style-name="P41">For replication, if replication count is zero or not a multiple of block count.</text:p>
              </text:list-item>
            </text:list>
          </table:table-cell>
        </table:table-row>
      </table:table>
      <text:p text:style-name="P7"/>
      <text:p text:style-name="P6">x63 – Define Extent Command<text:toc-mark text:string-value="x63 - Define Extent " text:outline-level="2"/> </text:p>
      <text:p text:style-name="P7"/>
      <text:p text:style-name="P24">Defines the extent within the volume and type of operations allowed in this command chain. <text:s/>16 bytes of data transferred to the device as defined in the following table. <text:s/>See the discussion of the Locate command for details on how the block numbers are used in I/O operations.</text:p>
      <text:p text:style-name="P24"/>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Bytes</text:p>
            </table:table-cell>
            <table:table-cell table:style-name="Table16.B1" table:number-columns-spanned="2" office:value-type="string">
              <text:p text:style-name="Table_20_Heading">Define Extent Data Field Contents</text:p>
            </table:table-cell>
            <table:covered-table-cell/>
          </table:table-row>
        </table:table-header-rows>
        <table:table-row>
          <table:table-cell table:style-name="Table16.A2" office:value-type="string">
            <text:p text:style-name="P16">0</text:p>
          </table:table-cell>
          <table:table-cell table:number-columns-spanned="2">
            <table:table table:is-sub-table="true">
              <table:table-column table:style-name="Table16.B"/>
              <table:table-column table:style-name="Table16.C"/>
              <table:table-row>
                <table:table-cell table:style-name="Table16.B2.1.8" office:value-type="string">
                  <text:p text:style-name="P19">Values</text:p>
                </table:table-cell>
                <table:table-cell table:style-name="Table16.B2.2.8" office:value-type="string">
                  <text:p text:style-name="P19">File Mask</text:p>
                </table:table-cell>
              </table:table-row>
              <table:table-row>
                <table:table-cell table:style-name="Table16.B2.1.8" office:value-type="string">
                  <text:p text:style-name="P32">..00 ..00</text:p>
                </table:table-cell>
                <table:table-cell table:style-name="Table16.B2.2.8" office:value-type="string">
                  <text:p text:style-name="Table_20_Contents">Must be zero</text:p>
                </table:table-cell>
              </table:table-row>
              <table:table-row>
                <table:table-cell table:style-name="Table16.B2.1.8" office:value-type="string">
                  <text:p text:style-name="P32">.... .1..</text:p>
                </table:table-cell>
                <table:table-cell table:style-name="Table16.B2.2.8" office:value-type="string">
                  <text:p text:style-name="Table_20_Contents">Permit diagnostic command <text:span text:style-name="T1">(not supported by Hercules)</text:span></text:p>
                </table:table-cell>
              </table:table-row>
              <table:table-row>
                <table:table-cell table:style-name="Table16.B2.1.8" office:value-type="string">
                  <text:p text:style-name="P32">.... 1...</text:p>
                </table:table-cell>
                <table:table-cell table:style-name="Table16.B2.2.8" office:value-type="string">
                  <text:p text:style-name="Table_20_Contents">CE field extent <text:span text:style-name="T1">(not supported by Hercules)</text:span></text:p>
                </table:table-cell>
              </table:table-row>
              <table:table-row>
                <table:table-cell table:style-name="Table16.B2.1.8" office:value-type="string">
                  <text:p text:style-name="P32">00.. ....</text:p>
                </table:table-cell>
                <table:table-cell table:style-name="Table16.B2.2.8" office:value-type="string">
                  <text:p text:style-name="Table_20_Contents">Inhibit format writes</text:p>
                </table:table-cell>
              </table:table-row>
              <table:table-row>
                <table:table-cell table:style-name="Table16.B2.1.8" office:value-type="string">
                  <text:p text:style-name="P32">10.. ....</text:p>
                </table:table-cell>
                <table:table-cell table:style-name="Table16.B2.2.8" office:value-type="string">
                  <text:p text:style-name="Table_20_Contents">Reserved setting</text:p>
                </table:table-cell>
              </table:table-row>
              <table:table-row>
                <table:table-cell table:style-name="Table16.B2.1.8" office:value-type="string">
                  <text:p text:style-name="P32">01.. ....</text:p>
                </table:table-cell>
                <table:table-cell table:style-name="Table16.B2.2.8" office:value-type="string">
                  <text:p text:style-name="Table_20_Contents">Inhibit all writes</text:p>
                </table:table-cell>
              </table:table-row>
              <table:table-row>
                <table:table-cell table:style-name="Table16.B2.1.8" office:value-type="string">
                  <text:p text:style-name="P32">11.. ....</text:p>
                </table:table-cell>
                <table:table-cell table:style-name="Table16.B2.2.8" office:value-type="string">
                  <text:p text:style-name="Table_20_Contents">Allow all writes</text:p>
                </table:table-cell>
              </table:table-row>
            </table:table>
          </table:table-cell>
          <table:covered-table-cell/>
        </table:table-row>
        <text:soft-page-break/>
        <table:table-row>
          <table:table-cell table:style-name="Table16.A6" office:value-type="string">
            <text:p text:style-name="P16">1-3</text:p>
          </table:table-cell>
          <table:table-cell table:style-name="Table16.B3" office:value-type="string">
            <text:p text:style-name="P16">x000000</text:p>
          </table:table-cell>
          <table:table-cell table:style-name="Table16.C3" office:value-type="string">
            <text:p text:style-name="Table_20_Contents">Reserved</text:p>
          </table:table-cell>
        </table:table-row>
        <table:table-row>
          <table:table-cell table:style-name="Table16.A6" office:value-type="string">
            <text:p text:style-name="P16">4-7</text:p>
          </table:table-cell>
          <table:table-cell table:style-name="Table16.B6" table:number-columns-spanned="2" office:value-type="string">
            <text:p text:style-name="Table_20_Contents">Block number of the first block of the extent relative to the start of the device (must not be beyond the end of the volume, <text:span text:style-name="T2">fbanumblk). <text:s/></text:span><text:span text:style-name="T3">Source of </text:span><text:span text:style-name="T2">fbaxblkn</text:span><text:span text:style-name="T3"> field of Hercules FBADEV structure.</text:span></text:p>
          </table:table-cell>
          <table:covered-table-cell/>
        </table:table-row>
        <table:table-row>
          <table:table-cell table:style-name="Table16.A6" office:value-type="string">
            <text:p text:style-name="P16">8-11</text:p>
          </table:table-cell>
          <table:table-cell table:style-name="Table16.B6" table:number-columns-spanned="2" office:value-type="string">
            <text:p text:style-name="Table_20_Contents">Block number of the first block of the extent relative to the start of the dataset. <text:s/>Source of <text:span text:style-name="T1">fbaxfirst</text:span> field of Hercules FBADEV structure.</text:p>
          </table:table-cell>
          <table:covered-table-cell/>
        </table:table-row>
        <table:table-row>
          <table:table-cell table:style-name="Table16.A6" office:value-type="string">
            <text:p text:style-name="P16">12-15</text:p>
          </table:table-cell>
          <table:table-cell table:style-name="Table16.B6" table:number-columns-spanned="2" office:value-type="string">
            <text:p text:style-name="Table_20_Contents">Block number of the last block of the extent relative to the start of the dataset (must not be less than <text:span text:style-name="T2">fbaxfirst</text:span> or beyond the end of the device). <text:s/>Source of <text:span text:style-name="T1">fbaxlast</text:span> field of Hercules FBADEV structure.</text:p>
          </table:table-cell>
          <table:covered-table-cell/>
        </table:table-row>
      </table:table>
      <text:p text:style-name="P7"/>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number-columns-spanned="4">
              <table:table table:is-sub-table="true">
                <table:table-column table:style-name="Table17.A1.1"/>
                <table:table-column table:style-name="Table17.A1.2"/>
                <table:table-column table:style-name="Table17.C"/>
                <table:table-column table:style-name="Table17.A1.4"/>
                <table:table-row>
                  <table:table-cell table:style-name="Table17.A1.1.1" table:number-columns-spanned="2" office:value-type="string">
                    <text:p text:style-name="Table_20_Heading">Device Status</text:p>
                  </table:table-cell>
                  <table:covered-table-cell/>
                  <table:table-cell table:style-name="Table17.A1.1.1" table:number-columns-spanned="2" office:value-type="string">
                    <text:p text:style-name="Table_20_Heading">Device Sense</text:p>
                  </table:table-cell>
                  <table:covered-table-cell/>
                </table:table-row>
                <table:table-row>
                  <table:table-cell table:style-name="Table17.A1.1.2" office:value-type="string">
                    <text:p text:style-name="P18">Status</text:p>
                  </table:table-cell>
                  <table:table-cell table:style-name="Table17.A1.1.2" office:value-type="string">
                    <text:p text:style-name="P18">Flags</text:p>
                  </table:table-cell>
                  <table:table-cell table:style-name="Table17.A1.1.2" office:value-type="string">
                    <text:p text:style-name="P18">Sense</text:p>
                  </table:table-cell>
                  <table:table-cell table:style-name="Table17.A1.1.2" office:value-type="string">
                    <text:p text:style-name="P18">Flags</text:p>
                  </table:table-cell>
                </table:table-row>
              </table:table>
            </table:table-cell>
            <table:covered-table-cell/>
            <table:covered-table-cell/>
            <table:covered-table-cell/>
            <table:table-cell table:style-name="Table17.E1" office:value-type="string">
              <text:p text:style-name="Table_20_Heading">Define Extent Command Causes</text:p>
            </table:table-cell>
          </table:table-row>
        </table:table-header-rows>
        <table:table-row>
          <table:table-cell table:style-name="Table17.A1.1.2" office:value-type="string">
            <text:p text:style-name="P16">CE,DE</text:p>
          </table:table-cell>
          <table:table-cell table:style-name="Table17.A1.1.2" office:value-type="string">
            <text:p text:style-name="P16">x0C</text:p>
          </table:table-cell>
          <table:table-cell table:style-name="Table17.A1.1.2" table:number-columns-spanned="2" office:value-type="string">
            <text:p text:style-name="P16"/>
          </table:table-cell>
          <table:covered-table-cell/>
          <table:table-cell table:style-name="Table17.E3" office:value-type="string">
            <text:p text:style-name="Table_20_Contents">Normal termination</text:p>
          </table:table-cell>
        </table:table-row>
        <table:table-row>
          <table:table-cell table:style-name="Table17.A1.1.2" office:value-type="string">
            <text:p text:style-name="P16">CE,DE,UC</text:p>
          </table:table-cell>
          <table:table-cell table:style-name="Table17.A1.1.2" office:value-type="string">
            <text:p text:style-name="P16">x0E</text:p>
          </table:table-cell>
          <table:table-cell table:style-name="Table17.A1.1.2" office:value-type="string">
            <text:p text:style-name="P16">CR</text:p>
          </table:table-cell>
          <table:table-cell table:style-name="Table17.A1.1.2" office:value-type="string">
            <text:p text:style-name="P16">x80</text:p>
          </table:table-cell>
          <table:table-cell table:style-name="Table17.E3" office:value-type="string">
            <text:list xml:id="list3011322215" text:style-name="L4">
              <text:list-item>
                <text:p text:style-name="P42">CCW count is less than 16 bytes.</text:p>
              </text:list-item>
              <text:list-item>
                <text:p text:style-name="P42">An extent is already defined for this CCW chain.</text:p>
              </text:list-item>
              <text:list-item>
                <text:p text:style-name="P42">File mask in the data is invalid.</text:p>
              </text:list-item>
              <text:list-item>
                <text:p text:style-name="P42">Ending block in the data precedes the starting block.</text:p>
              </text:list-item>
              <text:list-item>
                <text:p text:style-name="P42">Ending block in the data is beyond the end of the volume.</text:p>
              </text:list-item>
            </text:list>
          </table:table-cell>
        </table:table-row>
      </table:table>
      <text:p text:style-name="P7"/>
      <text:p text:style-name="P6">x64 – Read Device Characteristics Command<text:toc-mark text:string-value="x64 - Read Device Characteristics" text:outline-level="2"/> </text:p>
      <text:p text:style-name="P7"/>
      <text:p text:style-name="P26">Reads 32 bytes of FBA DASD Characteristics Record. <text:s/>See the table of emulated devices at beginning of the manual for some values supplied by this command's data.</text:p>
      <text:p text:style-name="P26"/>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Bytes</text:p>
            </table:table-cell>
            <table:table-cell table:style-name="Table19.A1" office:value-type="string">
              <text:p text:style-name="Table_20_Heading">Values</text:p>
            </table:table-cell>
            <table:table-cell table:style-name="Table19.C1" office:value-type="string">
              <text:p text:style-name="Table_20_Heading">Meaning</text:p>
            </table:table-cell>
          </table:table-row>
        </table:table-header-rows>
        <table:table-row>
          <table:table-cell table:style-name="Table19.A2" office:value-type="string">
            <text:p text:style-name="P16">0</text:p>
          </table:table-cell>
          <table:table-cell table:style-name="Table19.A2" office:value-type="string">
            <text:p text:style-name="P16">x30</text:p>
          </table:table-cell>
          <table:table-cell table:style-name="Table19.C2" office:value-type="string">
            <text:p text:style-name="Table_20_Contents">Operation Mode</text:p>
          </table:table-cell>
        </table:table-row>
        <table:table-row>
          <table:table-cell table:style-name="Table19.A2" office:value-type="string">
            <text:p text:style-name="P16">1</text:p>
          </table:table-cell>
          <table:table-cell table:style-name="Table19.A2" office:value-type="string">
            <text:p text:style-name="P16">x08</text:p>
          </table:table-cell>
          <table:table-cell table:style-name="Table19.C2" office:value-type="string">
            <text:p text:style-name="Table_20_Contents">Features</text:p>
          </table:table-cell>
        </table:table-row>
        <table:table-row>
          <table:table-cell table:style-name="Table19.A2" office:value-type="string">
            <text:p text:style-name="P16">2</text:p>
          </table:table-cell>
          <table:table-cell table:style-name="Table19.A2" office:value-type="string">
            <text:p text:style-name="P16">x21</text:p>
          </table:table-cell>
          <table:table-cell table:style-name="Table19.C2" office:value-type="string">
            <text:p text:style-name="Table_20_Contents">Fixed Block Architecture device class</text:p>
          </table:table-cell>
        </table:table-row>
        <table:table-row>
          <table:table-cell table:style-name="Table19.A2" office:value-type="string">
            <text:p text:style-name="P16">3</text:p>
          </table:table-cell>
          <table:table-cell table:style-name="Table19.A2" office:value-type="string">
            <text:p text:style-name="P16">See ID Type column</text:p>
          </table:table-cell>
          <table:table-cell table:style-name="Table19.C2" office:value-type="string">
            <text:p text:style-name="Table_20_Contents">Device type</text:p>
          </table:table-cell>
        </table:table-row>
        <table:table-row>
          <table:table-cell table:style-name="Table19.A2" office:value-type="string">
            <text:p text:style-name="P16">4,5</text:p>
          </table:table-cell>
          <table:table-cell table:style-name="Table19.A2" office:value-type="string">
            <text:p text:style-name="P16">512</text:p>
          </table:table-cell>
          <table:table-cell table:style-name="Table19.C2" office:value-type="string">
            <text:p text:style-name="Table_20_Contents">Block size</text:p>
          </table:table-cell>
        </table:table-row>
        <table:table-row>
          <table:table-cell table:style-name="Table19.A2" office:value-type="string">
            <text:p text:style-name="P16">6-9</text:p>
          </table:table-cell>
          <table:table-cell table:style-name="Table19.A2" office:value-type="string">
            <text:p text:style-name="P16">See BPG column</text:p>
          </table:table-cell>
          <table:table-cell table:style-name="Table19.C2" office:value-type="string">
            <text:p text:style-name="Table_20_Contents">Blocks per Cylinder Group. <text:s/>Hercules uses the Cylinder Group as its cache size. <text:s/>Data is read and written to the file in chunks the size of a single cylinder group.</text:p>
          </table:table-cell>
        </table:table-row>
        <text:soft-page-break/>
        <table:table-row>
          <table:table-cell table:style-name="Table19.A2" office:value-type="string">
            <text:p text:style-name="P16">10-13</text:p>
          </table:table-cell>
          <table:table-cell table:style-name="Table19.A2" office:value-type="string">
            <text:p text:style-name="P16">See BPP column</text:p>
          </table:table-cell>
          <table:table-cell table:style-name="Table19.C2" office:value-type="string">
            <text:p text:style-name="Table_20_Contents">Blocks per Access position</text:p>
          </table:table-cell>
        </table:table-row>
        <table:table-row>
          <table:table-cell table:style-name="Table19.A2" office:value-type="string">
            <text:p text:style-name="P16">14-17</text:p>
          </table:table-cell>
          <table:table-cell table:style-name="Table19.A2" office:value-type="string">
            <text:p text:style-name="P16">See Blocks column</text:p>
          </table:table-cell>
          <table:table-cell table:style-name="Table19.C2" office:value-type="string">
            <text:p text:style-name="Table_20_Contents">Blocks uinder movable heads. <text:s/>Hercules allows FBA devices of non-standard block capacity. <text:s/>This always reflects the actual number of block in the emulated devide.</text:p>
          </table:table-cell>
        </table:table-row>
        <table:table-row>
          <table:table-cell table:style-name="Table19.A2" office:value-type="string">
            <text:p text:style-name="P16">18-21</text:p>
          </table:table-cell>
          <table:table-cell table:style-name="Table19.A2" office:value-type="string">
            <text:p text:style-name="P16">0</text:p>
          </table:table-cell>
          <table:table-cell table:style-name="Table19.C2" office:value-type="string">
            <text:p text:style-name="Table_20_Contents">Blocks under fixed heads</text:p>
          </table:table-cell>
        </table:table-row>
        <table:table-row>
          <table:table-cell table:style-name="Table19.A2" office:value-type="string">
            <text:p text:style-name="P16">22,23</text:p>
          </table:table-cell>
          <table:table-cell table:style-name="Table19.A2" office:value-type="string">
            <text:p text:style-name="P16">0</text:p>
          </table:table-cell>
          <table:table-cell table:style-name="Table19.C2" office:value-type="string">
            <text:p text:style-name="Table_20_Contents">Blocks in alternate area</text:p>
          </table:table-cell>
        </table:table-row>
        <table:table-row>
          <table:table-cell table:style-name="Table19.A2" office:value-type="string">
            <text:p text:style-name="P16">24,25</text:p>
          </table:table-cell>
          <table:table-cell table:style-name="Table19.A2" office:value-type="string">
            <text:p text:style-name="P16">0</text:p>
          </table:table-cell>
          <table:table-cell table:style-name="Table19.C2" office:value-type="string">
            <text:p text:style-name="Table_20_Contents">Blocks in CE+SA area</text:p>
          </table:table-cell>
        </table:table-row>
        <table:table-row>
          <table:table-cell table:style-name="Table19.A2" office:value-type="string">
            <text:p text:style-name="P16">26,27</text:p>
          </table:table-cell>
          <table:table-cell table:style-name="Table19.A2" office:value-type="string">
            <text:p text:style-name="P16">0</text:p>
          </table:table-cell>
          <table:table-cell table:style-name="Table19.C2" office:value-type="string">
            <text:p text:style-name="Table_20_Contents">Cycle periods in milliseconds</text:p>
          </table:table-cell>
        </table:table-row>
        <table:table-row>
          <table:table-cell table:style-name="Table19.A2" office:value-type="string">
            <text:p text:style-name="P16">28,29</text:p>
          </table:table-cell>
          <table:table-cell table:style-name="Table19.A2" office:value-type="string">
            <text:p text:style-name="P16">0</text:p>
          </table:table-cell>
          <table:table-cell table:style-name="Table19.C2" office:value-type="string">
            <text:p text:style-name="Table_20_Contents">Minimum time to change access positions in milliseconds</text:p>
          </table:table-cell>
        </table:table-row>
        <table:table-row>
          <table:table-cell table:style-name="Table19.A2" office:value-type="string">
            <text:p text:style-name="P16">30,31</text:p>
          </table:table-cell>
          <table:table-cell table:style-name="Table19.A2" office:value-type="string">
            <text:p text:style-name="P16">0</text:p>
          </table:table-cell>
          <table:table-cell table:style-name="Table19.C2" office:value-type="string">
            <text:p text:style-name="Table_20_Contents">Maximum to change in milliseconds</text:p>
          </table:table-cell>
        </table:table-row>
      </table:table>
      <text:p text:style-name="P9"/>
      <table:table table:name="Table20" table:style-name="Table20">
        <table:table-column table:style-name="Table20.A"/>
        <table:table-column table:style-name="Table20.B"/>
        <table:table-column table:style-name="Table20.C"/>
        <table:table-column table:style-name="Table20.D"/>
        <table:table-header-rows>
          <table:table-row>
            <table:table-cell table:number-columns-spanned="3">
              <table:table table:is-sub-table="true">
                <table:table-column table:style-name="Table20.A1.1"/>
                <table:table-column table:style-name="Table20.A1.2"/>
                <table:table-column table:style-name="Table20.A1.3"/>
                <table:table-column table:style-name="Table20.A1.4"/>
                <table:table-row>
                  <table:table-cell table:style-name="Table20.A1.1.1" table:number-columns-spanned="2" office:value-type="string">
                    <text:p text:style-name="Table_20_Heading">Device Status</text:p>
                  </table:table-cell>
                  <table:covered-table-cell/>
                  <table:table-cell table:style-name="Table20.A1.1.1" table:number-columns-spanned="2" office:value-type="string">
                    <text:p text:style-name="Table_20_Heading">Device Sense</text:p>
                  </table:table-cell>
                  <table:covered-table-cell/>
                </table:table-row>
                <table:table-row>
                  <table:table-cell table:style-name="Table20.A1.1.2" office:value-type="string">
                    <text:p text:style-name="P18">Status</text:p>
                  </table:table-cell>
                  <table:table-cell table:style-name="Table20.A1.1.2" office:value-type="string">
                    <text:p text:style-name="P18">Flags</text:p>
                  </table:table-cell>
                  <table:table-cell table:style-name="Table20.A1.1.2" office:value-type="string">
                    <text:p text:style-name="P18">Sense</text:p>
                  </table:table-cell>
                  <table:table-cell table:style-name="Table20.A1.1.2" office:value-type="string">
                    <text:p text:style-name="P18">Flags</text:p>
                  </table:table-cell>
                </table:table-row>
              </table:table>
            </table:table-cell>
            <table:covered-table-cell/>
            <table:covered-table-cell/>
            <table:table-cell table:style-name="Table20.D1" office:value-type="string">
              <text:p text:style-name="Table_20_Heading">Read Device Characteristics Command Causes</text:p>
            </table:table-cell>
          </table:table-row>
        </table:table-header-rows>
        <table:table-row>
          <table:table-cell table:style-name="Table20.A1.1.2" office:value-type="string">
            <text:p text:style-name="P16">CE,DE</text:p>
          </table:table-cell>
          <table:table-cell table:style-name="Table20.A1.1.2" office:value-type="string">
            <text:p text:style-name="P16">x0C</text:p>
          </table:table-cell>
          <table:table-cell table:style-name="Table20.A1.1.2" office:value-type="string">
            <text:p text:style-name="P16"/>
          </table:table-cell>
          <table:table-cell table:style-name="Table20.D2" office:value-type="string">
            <text:p text:style-name="Table_20_Contents">Normal termination</text:p>
          </table:table-cell>
        </table:table-row>
      </table:table>
      <text:p text:style-name="P9"/>
      <text:p text:style-name="P6">x94 – Device Release Command<text:toc-mark text:string-value="x94 - Device Release " text:outline-level="2"/> </text:p>
      <text:p text:style-name="P7"/>
      <text:p text:style-name="P33">Releases device from a previous DEVICE RESERVE command.</text:p>
      <text:p text:style-name="P7"/>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number-columns-spanned="4">
              <table:table table:is-sub-table="true">
                <table:table-column table:style-name="Table21.A1.1"/>
                <table:table-column table:style-name="Table21.A1.2"/>
                <table:table-column table:style-name="Table21.C"/>
                <table:table-column table:style-name="Table21.A1.4"/>
                <table:table-row>
                  <table:table-cell table:style-name="Table21.A1.1.1" table:number-columns-spanned="2" office:value-type="string">
                    <text:p text:style-name="Table_20_Heading">Device Status</text:p>
                  </table:table-cell>
                  <table:covered-table-cell/>
                  <table:table-cell table:style-name="Table21.A1.1.1" table:number-columns-spanned="2" office:value-type="string">
                    <text:p text:style-name="Table_20_Heading">Device Sense</text:p>
                  </table:table-cell>
                  <table:covered-table-cell/>
                </table:table-row>
                <table:table-row>
                  <table:table-cell table:style-name="Table21.A1.1.2" office:value-type="string">
                    <text:p text:style-name="P18">Status</text:p>
                  </table:table-cell>
                  <table:table-cell table:style-name="Table21.A1.1.2" office:value-type="string">
                    <text:p text:style-name="P18">Flags</text:p>
                  </table:table-cell>
                  <table:table-cell table:style-name="Table21.A1.1.2" office:value-type="string">
                    <text:p text:style-name="P18">Sense</text:p>
                  </table:table-cell>
                  <table:table-cell table:style-name="Table21.A1.1.2" office:value-type="string">
                    <text:p text:style-name="P18">Flags</text:p>
                  </table:table-cell>
                </table:table-row>
              </table:table>
            </table:table-cell>
            <table:covered-table-cell/>
            <table:covered-table-cell/>
            <table:covered-table-cell/>
            <table:table-cell table:style-name="Table21.E1" office:value-type="string">
              <text:p text:style-name="Table_20_Heading">Read Device Characteristics Command Causes</text:p>
            </table:table-cell>
          </table:table-row>
        </table:table-header-rows>
        <table:table-row>
          <table:table-cell table:style-name="Table21.A1.1.2" office:value-type="string">
            <text:p text:style-name="P16">CE,DE</text:p>
          </table:table-cell>
          <table:table-cell table:style-name="Table21.A1.1.2" office:value-type="string">
            <text:p text:style-name="P16">x0C</text:p>
          </table:table-cell>
          <table:table-cell table:style-name="Table21.A1.1.2" table:number-columns-spanned="2" office:value-type="string">
            <text:p text:style-name="P16"/>
          </table:table-cell>
          <table:covered-table-cell/>
          <table:table-cell table:style-name="Table21.E3" office:value-type="string">
            <text:p text:style-name="Table_20_Contents">Normal termination</text:p>
          </table:table-cell>
        </table:table-row>
        <table:table-row>
          <table:table-cell table:style-name="Table21.A1.1.2" office:value-type="string">
            <text:p text:style-name="P16">CE,DE, UC</text:p>
          </table:table-cell>
          <table:table-cell table:style-name="Table21.A1.1.2" office:value-type="string">
            <text:p text:style-name="P16">x0E</text:p>
          </table:table-cell>
          <table:table-cell table:style-name="Table21.A1.1.2" office:value-type="string">
            <text:p text:style-name="P16">CR</text:p>
          </table:table-cell>
          <table:table-cell table:style-name="Table21.A1.1.2" office:value-type="string">
            <text:p text:style-name="P16">x80</text:p>
          </table:table-cell>
          <table:table-cell table:style-name="Table21.E3" office:value-type="string">
            <text:p text:style-name="Table_20_Contents">Extent previously defined (that is, an operation has already started).</text:p>
          </table:table-cell>
        </table:table-row>
      </table:table>
      <text:p text:style-name="P9"/>
      <text:p text:style-name="P6">xA4 – Read and Reset Buffered Log Command<text:toc-mark text:string-value="xA4 - Read and Reset Buffered Log " text:outline-level="2"/> </text:p>
      <text:p text:style-name="P7"/>
      <text:p text:style-name="P24"><text:span text:style-name="T2">Returns 24-bytes of X’00’. <text:s/></text:span><text:span text:style-name="T4">The command is supported by Hercules, but the log itself is not.</text:span></text:p>
      <text:p text:style-name="P7"/>
      <table:table table:name="Table6" table:style-name="Table6">
        <table:table-column table:style-name="Table6.A"/>
        <table:table-column table:style-name="Table6.B"/>
        <table:table-column table:style-name="Table6.C"/>
        <table:table-column table:style-name="Table6.D"/>
        <table:table-header-rows>
          <table:table-row>
            <table:table-cell table:number-columns-spanned="3">
              <table:table table:is-sub-table="true">
                <table:table-column table:style-name="Table6.A1.1"/>
                <table:table-column table:style-name="Table6.A1.2"/>
                <table:table-column table:style-name="Table6.A1.3"/>
                <table:table-column table:style-name="Table6.A1.4"/>
                <table:table-row>
                  <table:table-cell table:style-name="Table6.A1.1.1" table:number-columns-spanned="2" office:value-type="string">
                    <text:p text:style-name="Table_20_Heading">Device Status</text:p>
                  </table:table-cell>
                  <table:covered-table-cell/>
                  <table:table-cell table:style-name="Table6.A1.1.1" table:number-columns-spanned="2" office:value-type="string">
                    <text:p text:style-name="Table_20_Heading">Device Sense</text:p>
                  </table:table-cell>
                  <table:covered-table-cell/>
                </table:table-row>
                <table:table-row>
                  <table:table-cell table:style-name="Table6.A1.1.2" office:value-type="string">
                    <text:p text:style-name="P18">Status</text:p>
                  </table:table-cell>
                  <table:table-cell table:style-name="Table6.A1.1.2" office:value-type="string">
                    <text:p text:style-name="P18">Flags</text:p>
                  </table:table-cell>
                  <table:table-cell table:style-name="Table6.A1.1.2" office:value-type="string">
                    <text:p text:style-name="P18">Sense</text:p>
                  </table:table-cell>
                  <table:table-cell table:style-name="Table6.A1.1.2" office:value-type="string">
                    <text:p text:style-name="P18">Flags</text:p>
                  </table:table-cell>
                </table:table-row>
              </table:table>
            </table:table-cell>
            <table:covered-table-cell/>
            <table:covered-table-cell/>
            <table:table-cell table:style-name="Table6.D1" office:value-type="string">
              <text:p text:style-name="Table_20_Heading">Read Device Characteristics Command Causes</text:p>
            </table:table-cell>
          </table:table-row>
        </table:table-header-rows>
        <table:table-row>
          <table:table-cell table:style-name="Table6.A1.1.2" office:value-type="string">
            <text:p text:style-name="P16">CE,DE</text:p>
          </table:table-cell>
          <table:table-cell table:style-name="Table6.A1.1.2" office:value-type="string">
            <text:p text:style-name="P16">x0C</text:p>
          </table:table-cell>
          <table:table-cell table:style-name="Table6.A1.1.2" office:value-type="string">
            <text:p text:style-name="P16"/>
          </table:table-cell>
          <table:table-cell table:style-name="Table6.D2" office:value-type="string">
            <text:p text:style-name="Table_20_Contents">Normal termination</text:p>
          </table:table-cell>
        </table:table-row>
      </table:table>
      <text:p text:style-name="P9"/>
      <text:p text:style-name="P12"><text:soft-page-break/>xB4 – Device Reserve Command<text:toc-mark text:string-value="xB4 - Device Reserve " text:outline-level="2"/> </text:p>
      <text:p text:style-name="P9"/>
      <text:p text:style-name="P28">Device reserved. <text:s/><text:span text:style-name="T2">Inhibits other threads waiting on this device from being woken at termination of CCW chains.</text:span></text:p>
      <text:p text:style-name="P9"/>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number-columns-spanned="4">
              <table:table table:is-sub-table="true">
                <table:table-column table:style-name="Table23.A1.1"/>
                <table:table-column table:style-name="Table23.A1.2"/>
                <table:table-column table:style-name="Table23.C"/>
                <table:table-column table:style-name="Table23.A1.4"/>
                <table:table-row>
                  <table:table-cell table:style-name="Table23.A1.1.1" table:number-columns-spanned="2" office:value-type="string">
                    <text:p text:style-name="Table_20_Heading">Device Status</text:p>
                  </table:table-cell>
                  <table:covered-table-cell/>
                  <table:table-cell table:style-name="Table23.A1.1.1" table:number-columns-spanned="2" office:value-type="string">
                    <text:p text:style-name="Table_20_Heading">Device Sense</text:p>
                  </table:table-cell>
                  <table:covered-table-cell/>
                </table:table-row>
                <table:table-row>
                  <table:table-cell table:style-name="Table23.A1.1.2" office:value-type="string">
                    <text:p text:style-name="P18">Status</text:p>
                  </table:table-cell>
                  <table:table-cell table:style-name="Table23.A1.1.2" office:value-type="string">
                    <text:p text:style-name="P18">Flags</text:p>
                  </table:table-cell>
                  <table:table-cell table:style-name="Table23.A1.1.2" office:value-type="string">
                    <text:p text:style-name="P18">Sense</text:p>
                  </table:table-cell>
                  <table:table-cell table:style-name="Table23.A1.1.2" office:value-type="string">
                    <text:p text:style-name="P18">Flags</text:p>
                  </table:table-cell>
                </table:table-row>
              </table:table>
            </table:table-cell>
            <table:covered-table-cell/>
            <table:covered-table-cell/>
            <table:covered-table-cell/>
            <table:table-cell table:style-name="Table23.E1" office:value-type="string">
              <text:p text:style-name="Table_20_Heading">Read Device Characteristics Command Causes</text:p>
            </table:table-cell>
          </table:table-row>
        </table:table-header-rows>
        <table:table-row>
          <table:table-cell table:style-name="Table23.A1.1.2" office:value-type="string">
            <text:p text:style-name="P16">CE,DE</text:p>
          </table:table-cell>
          <table:table-cell table:style-name="Table23.A1.1.2" office:value-type="string">
            <text:p text:style-name="P16">x0C</text:p>
          </table:table-cell>
          <table:table-cell table:style-name="Table23.A1.1.2" table:number-columns-spanned="2" office:value-type="string">
            <text:p text:style-name="P16"/>
          </table:table-cell>
          <table:covered-table-cell/>
          <table:table-cell table:style-name="Table23.E3" office:value-type="string">
            <text:p text:style-name="Table_20_Contents">Normal termination</text:p>
          </table:table-cell>
        </table:table-row>
        <table:table-row>
          <table:table-cell table:style-name="Table23.A1.1.2" office:value-type="string">
            <text:p text:style-name="P16">CE,DE, UC</text:p>
          </table:table-cell>
          <table:table-cell table:style-name="Table23.A1.1.2" office:value-type="string">
            <text:p text:style-name="P16">x0E</text:p>
          </table:table-cell>
          <table:table-cell table:style-name="Table23.A1.1.2" office:value-type="string">
            <text:p text:style-name="P16">CR</text:p>
          </table:table-cell>
          <table:table-cell table:style-name="Table23.A1.1.2" office:value-type="string">
            <text:p text:style-name="P16">x80</text:p>
          </table:table-cell>
          <table:table-cell table:style-name="Table23.E3" office:value-type="string">
            <text:p text:style-name="Table_20_Contents">Extent previously defined (that is, an operation has already started).</text:p>
          </table:table-cell>
        </table:table-row>
      </table:table>
      <text:p text:style-name="P9"/>
      <text:p text:style-name="P6">xE4 – Sense ID Command<text:toc-mark text:string-value="xE4 - Sense ID " text:outline-level="2"/> </text:p>
      <text:p text:style-name="P7"/>
      <text:p text:style-name="P28">Return basic identification information data for the FBA device. <text:s/><text:span text:style-name="T2">Extended identification data is not supported by Hercules.</text:span></text:p>
      <text:p text:style-name="P7"/>
      <table:table table:name="Table24" table:style-name="Table24">
        <table:table-column table:style-name="Table24.A"/>
        <table:table-column table:style-name="Table24.B"/>
        <table:table-column table:style-name="Table24.C"/>
        <table:table-row>
          <table:table-cell table:style-name="Table24.A1" office:value-type="string">
            <text:p text:style-name="P29">Bytes</text:p>
          </table:table-cell>
          <table:table-cell table:style-name="Table24.A1" office:value-type="string">
            <text:p text:style-name="Table_20_Heading">Values</text:p>
          </table:table-cell>
          <table:table-cell table:style-name="Table24.C1" office:value-type="string">
            <text:p text:style-name="Table_20_Heading">SENSE ID FBA DASD Device Basic Identification Information</text:p>
          </table:table-cell>
        </table:table-row>
        <table:table-row>
          <table:table-cell table:style-name="Table24.A2" office:value-type="string">
            <text:p text:style-name="P16">0</text:p>
          </table:table-cell>
          <table:table-cell table:style-name="Table24.A2" office:value-type="string">
            <text:p text:style-name="Table_20_Contents">x'FF”</text:p>
          </table:table-cell>
          <table:table-cell table:style-name="Table24.C2" office:value-type="string">
            <text:p text:style-name="Table_20_Contents">Successful Operation</text:p>
          </table:table-cell>
        </table:table-row>
        <table:table-row>
          <table:table-cell table:style-name="Table24.A3" office:value-type="string">
            <text:p text:style-name="P16">1,2</text:p>
          </table:table-cell>
          <table:table-cell table:style-name="Table24.A3" office:value-type="string">
            <text:p text:style-name="Table_20_Contents">See ID Type Column</text:p>
          </table:table-cell>
          <table:table-cell table:style-name="Table24.C3" office:value-type="string">
            <text:p text:style-name="Table_20_Contents">Control Unit Type</text:p>
          </table:table-cell>
        </table:table-row>
        <table:table-row>
          <table:table-cell table:style-name="Table24.A2" office:value-type="string">
            <text:p text:style-name="P16">3</text:p>
          </table:table-cell>
          <table:table-cell table:style-name="Table24.A2" office:value-type="string">
            <text:p text:style-name="Table_20_Contents">x'01'</text:p>
          </table:table-cell>
          <table:table-cell table:style-name="Table24.C2" office:value-type="string">
            <text:p text:style-name="Table_20_Contents">Control Unit Model</text:p>
          </table:table-cell>
        </table:table-row>
        <table:table-row>
          <table:table-cell table:style-name="Table24.A3" office:value-type="string">
            <text:p text:style-name="P16">4,5</text:p>
          </table:table-cell>
          <table:table-cell table:style-name="Table24.A3" office:value-type="string">
            <text:p text:style-name="Table_20_Contents">See Device ID column</text:p>
          </table:table-cell>
          <table:table-cell table:style-name="Table24.C3" office:value-type="string">
            <text:p text:style-name="Table_20_Contents">Device Type </text:p>
          </table:table-cell>
        </table:table-row>
        <table:table-row>
          <table:table-cell table:style-name="Table24.A3" office:value-type="string">
            <text:p text:style-name="P16">6</text:p>
          </table:table-cell>
          <table:table-cell table:style-name="Table24.A3" office:value-type="string">
            <text:p text:style-name="Table_20_Contents">See Model ID column</text:p>
          </table:table-cell>
          <table:table-cell table:style-name="Table24.C3" office:value-type="string">
            <text:p text:style-name="Table_20_Contents">Device Model</text:p>
          </table:table-cell>
        </table:table-row>
      </table:table>
      <text:p text:style-name="P15"/>
      <table:table table:name="Table9" table:style-name="Table9">
        <table:table-column table:style-name="Table9.A"/>
        <table:table-column table:style-name="Table9.B"/>
        <table:table-column table:style-name="Table9.C"/>
        <table:table-column table:style-name="Table9.D"/>
        <table:table-header-rows>
          <table:table-row>
            <table:table-cell table:number-columns-spanned="3">
              <table:table table:is-sub-table="true">
                <table:table-column table:style-name="Table9.A1.1"/>
                <table:table-column table:style-name="Table9.A1.2"/>
                <table:table-column table:style-name="Table9.A1.3"/>
                <table:table-column table:style-name="Table9.A1.4"/>
                <table:table-row>
                  <table:table-cell table:style-name="Table9.A1.1.1" table:number-columns-spanned="2" office:value-type="string">
                    <text:p text:style-name="Table_20_Heading">Device Status</text:p>
                  </table:table-cell>
                  <table:covered-table-cell/>
                  <table:table-cell table:style-name="Table9.A1.1.1" table:number-columns-spanned="2" office:value-type="string">
                    <text:p text:style-name="Table_20_Heading">Device Sense</text:p>
                  </table:table-cell>
                  <table:covered-table-cell/>
                </table:table-row>
                <table:table-row>
                  <table:table-cell table:style-name="Table9.A1.1.2" office:value-type="string">
                    <text:p text:style-name="P18">Status</text:p>
                  </table:table-cell>
                  <table:table-cell table:style-name="Table9.A1.1.2" office:value-type="string">
                    <text:p text:style-name="P18">Flags</text:p>
                  </table:table-cell>
                  <table:table-cell table:style-name="Table9.A1.1.2" office:value-type="string">
                    <text:p text:style-name="P18">Sense</text:p>
                  </table:table-cell>
                  <table:table-cell table:style-name="Table9.A1.1.2" office:value-type="string">
                    <text:p text:style-name="P18">Flags</text:p>
                  </table:table-cell>
                </table:table-row>
              </table:table>
            </table:table-cell>
            <table:covered-table-cell/>
            <table:covered-table-cell/>
            <table:table-cell table:style-name="Table9.D1" office:value-type="string">
              <text:p text:style-name="Table_20_Heading">Read Device Characteristics Command Causes</text:p>
            </table:table-cell>
          </table:table-row>
        </table:table-header-rows>
        <table:table-row>
          <table:table-cell table:style-name="Table9.A1.1.2" office:value-type="string">
            <text:p text:style-name="P16">CE,DE</text:p>
          </table:table-cell>
          <table:table-cell table:style-name="Table9.A1.1.2" office:value-type="string">
            <text:p text:style-name="P16">x0C</text:p>
          </table:table-cell>
          <table:table-cell table:style-name="Table9.A1.1.2" office:value-type="string">
            <text:p text:style-name="P16"/>
          </table:table-cell>
          <table:table-cell table:style-name="Table9.D2" office:value-type="string">
            <text:p text:style-name="Table_20_Contents">Normal terminatio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 New Roman1" svg:font-family="'Times New Roman'"/>
    <style:font-face style:name="Courier New1" svg:font-family="'Courier New'" style:font-family-generic="modern"/>
    <style:font-face style:name="Liberation Sans1" svg:font-family="'Liberation Sans'" style:font-family-generic="swiss"/>
    <style:font-face style:name="Courier New" svg:font-family="'Courier New'"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WW-Plain_20_Text" style:display-name="WW-Plain Text" style:family="paragraph" style:parent-style-name="Standard">
      <style:text-properties style:font-name="Courier New1" fo:font-family="'Courier New'" style:font-family-generic="modern"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rcules Fixed Block Architecture Emulation Reference Manual</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meta:initial-creator>Harold Grovesten</meta:initial-creator>
    <meta:creation-date>2006-06-20T05:16:12</meta:creation-date>
    <dc:date>2020-05-26T09:52:44.828984953</dc:date>
    <dc:language>en-US</dc:language>
    <meta:editing-cycles>97</meta:editing-cycles>
    <meta:editing-duration>PT8H57M30S</meta:editing-duration>
    <meta:document-statistic meta:table-count="23" meta:image-count="0" meta:object-count="0" meta:page-count="10" meta:paragraph-count="581" meta:word-count="2093" meta:character-count="12026" meta:non-whitespace-character-count="10448"/>
    <meta:user-defined meta:name="Info 1"/>
    <meta:user-defined meta:name="Info 2"/>
    <meta:user-defined meta:name="Info 3"/>
    <meta:user-defined meta:name="Info 4"/>
  </office:meta>
</office:document-meta>
</file>